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000000002A300000211E2B58A39.png" manifest:media-type="image/png"/>
  <manifest:file-entry manifest:full-path="Pictures/10000201000001FB00000176D9EF7BD1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AF00000173B1FA83AF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Pictures/10000000000001E700000124C235043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style:font-name="Times" officeooo:paragraph-rsid="005e7128"/>
    </style:style>
    <style:style style:name="P4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5" style:family="paragraph" style:parent-style-name="Text_20_body">
      <style:text-properties officeooo:rsid="0035e87c" officeooo:paragraph-rsid="0035e87c"/>
    </style:style>
    <style:style style:name="P6" style:family="paragraph" style:parent-style-name="Text_20_body">
      <style:text-properties officeooo:rsid="0035e87c" officeooo:paragraph-rsid="003715ab"/>
    </style:style>
    <style:style style:name="P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12f4f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1c2b3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62007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3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5e7128" officeooo:paragraph-rsid="005e7128" fo:background-color="transparent"/>
    </style:style>
    <style:style style:name="P6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6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6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7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7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7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7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7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76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7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78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79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80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1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82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83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84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85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86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88" style:family="paragraph" style:parent-style-name="Standard">
      <style:text-properties style:font-name="Times" officeooo:rsid="0023fc48" officeooo:paragraph-rsid="0035683a"/>
    </style:style>
    <style:style style:name="P89" style:family="paragraph" style:parent-style-name="Standard">
      <style:text-properties style:font-name="Times" officeooo:paragraph-rsid="0035683a"/>
    </style:style>
    <style:style style:name="P90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91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92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93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94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95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96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97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98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99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00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01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02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03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04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05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06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16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0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24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25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26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27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28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29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30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31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32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33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34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35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36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37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38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39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40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41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42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43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44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45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46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49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50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51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56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57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58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59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60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61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62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64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65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66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67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68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69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70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72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73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76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77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78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79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80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81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83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84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85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86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87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88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189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190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191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192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193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194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195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196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197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198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199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00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01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02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03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04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05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06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07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08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597de1" style:font-size-asian="12pt" style:font-size-complex="12pt"/>
    </style:style>
    <style:style style:name="P210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211" style:family="paragraph" style:parent-style-name="Text_20_body" style:list-style-name="L2">
      <style:text-properties style:font-name="Times" officeooo:paragraph-rsid="005e7128"/>
    </style:style>
    <style:style style:name="P212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13" style:family="paragraph" style:parent-style-name="Text_20_body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e7128" style:text-blinking="false" fo:background-color="transparent" style:font-size-asian="12pt" style:font-size-complex="12pt"/>
    </style:style>
    <style:style style:name="P214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21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217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18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19" style:family="paragraph" style:parent-style-name="Text_20_body" style:list-style-name="L3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20" style:family="paragraph" style:parent-style-name="Text_20_body" style:list-style-name="L2">
      <style:paragraph-properties fo:margin-top="0cm" fo:margin-bottom="0cm" style:contextual-spacing="false"/>
      <style:text-properties style:font-name="Times"/>
    </style:style>
    <style:style style:name="P221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22" style:family="paragraph" style:parent-style-name="Heading_20_2">
      <style:paragraph-properties fo:line-height="100%"/>
      <style:text-properties officeooo:paragraph-rsid="0047b3fc"/>
    </style:style>
    <style:style style:name="P223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24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25" style:family="paragraph" style:parent-style-name="Heading_20_2">
      <style:text-properties style:font-name="Times" officeooo:paragraph-rsid="0034c862"/>
    </style:style>
    <style:style style:name="P226" style:family="paragraph" style:parent-style-name="Heading_20_2">
      <style:text-properties style:font-name="Times" officeooo:paragraph-rsid="0035683a"/>
    </style:style>
    <style:style style:name="P227" style:family="paragraph" style:parent-style-name="Heading_20_2">
      <style:text-properties style:font-name="Times" officeooo:paragraph-rsid="003a9220"/>
    </style:style>
    <style:style style:name="P228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29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30" style:family="paragraph" style:parent-style-name="Heading_20_2">
      <style:text-properties style:font-name="Times" officeooo:paragraph-rsid="003715ab"/>
    </style:style>
    <style:style style:name="P231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32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33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34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35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36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37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38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39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40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41" style:family="paragraph" style:parent-style-name="Heading_20_1">
      <style:text-properties officeooo:paragraph-rsid="0034c862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3e69de" style:text-blinking="false" fo:background-color="transparent" loext:char-shading-value="0" style:font-style-asian="italic" style:font-style-complex="italic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4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3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4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5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56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style-complex="italic"/>
    </style:style>
    <style:style style:name="T57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58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0" style:family="text">
      <style:text-properties officeooo:rsid="000d97e5"/>
    </style:style>
    <style:style style:name="T61" style:family="text">
      <style:text-properties officeooo:rsid="00379a75"/>
    </style:style>
    <style:style style:name="T62" style:family="text">
      <style:text-properties officeooo:rsid="0018cf8e"/>
    </style:style>
    <style:style style:name="T63" style:family="text">
      <style:text-properties officeooo:rsid="000ded11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13c43e" style:font-weight-asian="bold" style:font-weight-complex="bold"/>
    </style:style>
    <style:style style:name="T66" style:family="text">
      <style:text-properties fo:font-weight="bold" officeooo:rsid="00194cb9" style:font-weight-asian="bold" style:font-weight-complex="bold"/>
    </style:style>
    <style:style style:name="T67" style:family="text">
      <style:text-properties fo:font-weight="bold" officeooo:rsid="00398ec2" style:font-weight-asian="bold" style:font-weight-complex="bold"/>
    </style:style>
    <style:style style:name="T68" style:family="text">
      <style:text-properties fo:font-weight="bold" officeooo:rsid="002d7492" style:font-weight-asian="bold" style:font-weight-complex="bold"/>
    </style:style>
    <style:style style:name="T69" style:family="text">
      <style:text-properties fo:font-weight="bold" officeooo:rsid="0034c862" style:font-weight-asian="bold" style:font-weight-complex="bold"/>
    </style:style>
    <style:style style:name="T70" style:family="text">
      <style:text-properties fo:font-weight="bold" officeooo:rsid="001ace55" style:font-weight-asian="bold" style:font-weight-complex="bold"/>
    </style:style>
    <style:style style:name="T71" style:family="text">
      <style:text-properties fo:font-weight="bold" officeooo:rsid="001e6ccb" style:font-weight-asian="bold" style:font-weight-complex="bold"/>
    </style:style>
    <style:style style:name="T72" style:family="text">
      <style:text-properties fo:font-weight="bold" officeooo:rsid="0020b039" style:font-weight-asian="bold" style:font-weight-complex="bold"/>
    </style:style>
    <style:style style:name="T73" style:family="text">
      <style:text-properties fo:font-weight="bold" officeooo:rsid="0021074c" style:font-weight-asian="bold" style:font-weight-complex="bold"/>
    </style:style>
    <style:style style:name="T74" style:family="text">
      <style:text-properties fo:font-weight="bold" officeooo:rsid="002f3386" style:font-weight-asian="bold" style:font-weight-complex="bold"/>
    </style:style>
    <style:style style:name="T75" style:family="text">
      <style:text-properties fo:font-weight="bold" officeooo:rsid="001feb5f" style:font-weight-asian="bold" style:font-weight-complex="bold"/>
    </style:style>
    <style:style style:name="T76" style:family="text">
      <style:text-properties fo:font-weight="bold" officeooo:rsid="002cbca0" style:font-weight-asian="bold" style:font-weight-complex="bold"/>
    </style:style>
    <style:style style:name="T77" style:family="text">
      <style:text-properties fo:font-weight="bold" officeooo:rsid="0021e48b" style:font-weight-asian="bold" style:font-weight-complex="bold"/>
    </style:style>
    <style:style style:name="T78" style:family="text">
      <style:text-properties fo:font-weight="bold" officeooo:rsid="0017307e" style:font-weight-asian="bold" style:font-weight-complex="bold"/>
    </style:style>
    <style:style style:name="T79" style:family="text">
      <style:text-properties fo:font-weight="bold" officeooo:rsid="0028d2b1" style:font-weight-asian="bold" style:font-weight-complex="bold"/>
    </style:style>
    <style:style style:name="T80" style:family="text">
      <style:text-properties fo:font-weight="bold" officeooo:rsid="00324049" style:font-weight-asian="bold" style:font-weight-complex="bold"/>
    </style:style>
    <style:style style:name="T81" style:family="text">
      <style:text-properties fo:font-weight="bold" officeooo:rsid="002d1142" style:font-weight-asian="bold" style:font-weight-complex="bold"/>
    </style:style>
    <style:style style:name="T82" style:family="text">
      <style:text-properties fo:font-weight="bold" officeooo:rsid="0035683a" style:font-weight-asian="bold" style:font-weight-complex="bold"/>
    </style:style>
    <style:style style:name="T83" style:family="text">
      <style:text-properties fo:font-weight="bold" officeooo:rsid="00413a8b" style:font-weight-asian="bold" style:font-weight-complex="bold"/>
    </style:style>
    <style:style style:name="T84" style:family="text">
      <style:text-properties fo:font-weight="bold" officeooo:rsid="002680a2" style:font-weight-asian="bold" style:font-weight-complex="bold"/>
    </style:style>
    <style:style style:name="T85" style:family="text">
      <style:text-properties fo:font-weight="bold" officeooo:rsid="002a381b" style:font-weight-asian="bold" style:font-weight-complex="bold"/>
    </style:style>
    <style:style style:name="T86" style:family="text">
      <style:text-properties fo:font-weight="bold" officeooo:rsid="003d4058" style:font-weight-asian="bold" style:font-weight-complex="bold"/>
    </style:style>
    <style:style style:name="T87" style:family="text">
      <style:text-properties fo:font-weight="bold" officeooo:rsid="003f3934" style:font-weight-asian="bold" style:font-weight-complex="bold"/>
    </style:style>
    <style:style style:name="T88" style:family="text">
      <style:text-properties fo:font-weight="bold" officeooo:rsid="003f9494" style:font-weight-asian="bold" style:font-weight-complex="bold"/>
    </style:style>
    <style:style style:name="T89" style:family="text">
      <style:text-properties fo:font-weight="bold" officeooo:rsid="0035e87c" style:font-weight-asian="bold" style:font-weight-complex="bold"/>
    </style:style>
    <style:style style:name="T90" style:family="text">
      <style:text-properties fo:font-weight="bold" officeooo:rsid="0036418a" style:font-weight-asian="bold" style:font-weight-complex="bold"/>
    </style:style>
    <style:style style:name="T91" style:family="text">
      <style:text-properties fo:font-weight="bold" officeooo:rsid="003715ab" style:font-weight-asian="bold" style:font-weight-complex="bold"/>
    </style:style>
    <style:style style:name="T92" style:family="text">
      <style:text-properties fo:font-weight="bold" officeooo:rsid="0038cf2c" style:font-weight-asian="bold" style:font-weight-complex="bold"/>
    </style:style>
    <style:style style:name="T93" style:family="text">
      <style:text-properties fo:font-weight="bold" officeooo:rsid="003a9220" style:font-weight-asian="bold" style:font-weight-complex="bold"/>
    </style:style>
    <style:style style:name="T94" style:family="text">
      <style:text-properties fo:font-weight="bold" officeooo:rsid="003c89c1" style:font-weight-asian="bold" style:font-weight-complex="bold"/>
    </style:style>
    <style:style style:name="T95" style:family="text">
      <style:text-properties fo:font-weight="bold" officeooo:rsid="005d2d5b" style:font-weight-asian="bold" style:font-weight-complex="bold"/>
    </style:style>
    <style:style style:name="T96" style:family="text">
      <style:text-properties style:font-weight-asian="normal" style:font-weight-complex="normal"/>
    </style:style>
    <style:style style:name="T97" style:family="text">
      <style:text-properties officeooo:rsid="0013c43e" style:font-weight-asian="normal" style:font-weight-complex="normal"/>
    </style:style>
    <style:style style:name="T98" style:family="text">
      <style:text-properties officeooo:rsid="00194cb9" style:font-weight-asian="normal" style:font-weight-complex="normal"/>
    </style:style>
    <style:style style:name="T99" style:family="text">
      <style:text-properties officeooo:rsid="005b2edb" style:font-weight-asian="normal" style:font-weight-complex="normal"/>
    </style:style>
    <style:style style:name="T100" style:family="text">
      <style:text-properties officeooo:rsid="005d2d5b" style:font-weight-asian="normal" style:font-weight-complex="normal"/>
    </style:style>
    <style:style style:name="T101" style:family="text">
      <style:text-properties fo:font-style="italic" officeooo:rsid="001aa860" style:font-style-asian="italic" style:font-style-complex="italic"/>
    </style:style>
    <style:style style:name="T102" style:family="text">
      <style:text-properties fo:font-style="italic" fo:font-weight="bold" officeooo:rsid="00224c8c" style:font-style-asian="italic" style:font-weight-asian="bold" style:font-style-complex="italic" style:font-weight-complex="bold"/>
    </style:style>
    <style:style style:name="T103" style:family="text">
      <style:text-properties officeooo:rsid="00194cb9"/>
    </style:style>
    <style:style style:name="T104" style:family="text">
      <style:text-properties officeooo:rsid="001aa860"/>
    </style:style>
    <style:style style:name="T105" style:family="text">
      <style:text-properties officeooo:rsid="001aa860" style:font-style-asian="normal" style:font-style-complex="normal"/>
    </style:style>
    <style:style style:name="T106" style:family="text">
      <style:text-properties officeooo:rsid="001bf7be"/>
    </style:style>
    <style:style style:name="T107" style:family="text">
      <style:text-properties officeooo:rsid="002c95b0"/>
    </style:style>
    <style:style style:name="T108" style:family="text">
      <style:text-properties officeooo:rsid="00326419"/>
    </style:style>
    <style:style style:name="T109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0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1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2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13" style:family="text">
      <style:text-properties style:font-name="Times" fo:font-size="13pt" style:font-size-asian="13pt" style:font-size-complex="13pt"/>
    </style:style>
    <style:style style:name="T114" style:family="text">
      <style:text-properties style:font-name="Times" fo:font-size="13pt" officeooo:rsid="00326419" style:font-size-asian="13pt" style:font-size-complex="13pt"/>
    </style:style>
    <style:style style:name="T115" style:family="text">
      <style:text-properties style:font-name="Times" fo:font-size="13pt" officeooo:rsid="0038f803" style:font-size-asian="13pt" style:font-size-complex="13pt"/>
    </style:style>
    <style:style style:name="T116" style:family="text">
      <style:text-properties style:font-name="Times" fo:font-size="14pt" style:font-size-asian="14pt" style:font-size-complex="14pt"/>
    </style:style>
    <style:style style:name="T117" style:family="text">
      <style:text-properties style:font-name="Times" fo:font-size="14pt" officeooo:rsid="0034c862" style:font-size-asian="14pt" style:font-size-complex="14pt"/>
    </style:style>
    <style:style style:name="T118" style:family="text">
      <style:text-properties style:font-name="Times" fo:font-size="14pt" officeooo:rsid="00398ec2" style:font-size-asian="14pt" style:font-size-complex="14pt"/>
    </style:style>
    <style:style style:name="T119" style:family="text">
      <style:text-properties fo:font-size="13pt" style:font-size-asian="13pt" style:font-size-complex="13pt"/>
    </style:style>
    <style:style style:name="T120" style:family="text">
      <style:text-properties fo:font-size="13pt" officeooo:rsid="00398ec2" style:font-size-asian="13pt" style:font-size-complex="13pt"/>
    </style:style>
    <style:style style:name="T121" style:family="text">
      <style:text-properties fo:font-size="13pt" officeooo:rsid="002d7492" style:font-size-asian="13pt" style:font-size-complex="13pt"/>
    </style:style>
    <style:style style:name="T122" style:family="text">
      <style:text-properties fo:font-size="13pt" officeooo:rsid="002f3386" style:font-size-asian="13pt" style:font-size-complex="13pt"/>
    </style:style>
    <style:style style:name="T123" style:family="text">
      <style:text-properties fo:font-size="13pt" officeooo:rsid="0034c862" style:font-size-asian="13pt" style:font-size-complex="13pt"/>
    </style:style>
    <style:style style:name="T124" style:family="text">
      <style:text-properties fo:font-size="13pt" officeooo:rsid="003a9220" style:font-size-asian="13pt" style:font-size-complex="13pt"/>
    </style:style>
    <style:style style:name="T125" style:family="text">
      <style:text-properties fo:font-size="13pt" officeooo:rsid="003c89c1" style:font-size-asian="13pt" style:font-size-complex="13pt"/>
    </style:style>
    <style:style style:name="T126" style:family="text">
      <style:text-properties fo:font-size="13pt" officeooo:rsid="0035683a" style:font-size-asian="13pt" style:font-size-complex="13pt"/>
    </style:style>
    <style:style style:name="T127" style:family="text">
      <style:text-properties fo:font-size="13pt" officeooo:rsid="00324049" style:font-size-asian="13pt" style:font-size-complex="13pt"/>
    </style:style>
    <style:style style:name="T128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29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0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1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2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33" style:family="text">
      <style:text-properties officeooo:rsid="0032eff5"/>
    </style:style>
    <style:style style:name="T134" style:family="text">
      <style:text-properties fo:color="#000000"/>
    </style:style>
    <style:style style:name="T135" style:family="text">
      <style:text-properties fo:color="#000000" officeooo:rsid="00398ec2"/>
    </style:style>
    <style:style style:name="T136" style:family="text">
      <style:text-properties fo:color="#000000" officeooo:rsid="00324049"/>
    </style:style>
    <style:style style:name="T137" style:family="text">
      <style:text-properties fo:color="#000000" officeooo:rsid="0035683a"/>
    </style:style>
    <style:style style:name="T138" style:family="text">
      <style:text-properties fo:color="#000000" officeooo:rsid="003c89c1"/>
    </style:style>
    <style:style style:name="T139" style:family="text">
      <style:text-properties fo:color="#000000" officeooo:rsid="0032eff5"/>
    </style:style>
    <style:style style:name="T140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1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2" style:family="text">
      <style:text-properties fo:color="#000000" style:text-underline-style="none"/>
    </style:style>
    <style:style style:name="T143" style:family="text">
      <style:text-properties officeooo:rsid="0015aaf5"/>
    </style:style>
    <style:style style:name="T144" style:family="text">
      <style:text-properties officeooo:rsid="003313ac"/>
    </style:style>
    <style:style style:name="T145" style:family="text">
      <style:text-properties officeooo:rsid="00198e22"/>
    </style:style>
    <style:style style:name="T146" style:family="text">
      <style:text-properties officeooo:rsid="0017307e"/>
    </style:style>
    <style:style style:name="T147" style:family="text">
      <style:text-properties officeooo:rsid="00324049"/>
    </style:style>
    <style:style style:name="T148" style:family="text">
      <style:text-properties officeooo:rsid="001feb5f"/>
    </style:style>
    <style:style style:name="T149" style:family="text">
      <style:text-properties officeooo:rsid="001e1e4c"/>
    </style:style>
    <style:style style:name="T150" style:family="text">
      <style:text-properties officeooo:rsid="001ace55"/>
    </style:style>
    <style:style style:name="T151" style:family="text">
      <style:text-properties officeooo:rsid="002d7492"/>
    </style:style>
    <style:style style:name="T152" style:family="text">
      <style:text-properties officeooo:rsid="0020b039"/>
    </style:style>
    <style:style style:name="T15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4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55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56" style:family="text">
      <style:text-properties style:text-underline-style="solid" style:text-underline-width="auto" style:text-underline-color="font-color" officeooo:rsid="00475907"/>
    </style:style>
    <style:style style:name="T157" style:family="text">
      <style:text-properties style:text-underline-style="none" fo:font-weight="normal" style:font-weight-asian="normal" style:font-weight-complex="normal"/>
    </style:style>
    <style:style style:name="T158" style:family="text">
      <style:text-properties officeooo:rsid="0021074c"/>
    </style:style>
    <style:style style:name="T159" style:family="text">
      <style:text-properties officeooo:rsid="0021e48b"/>
    </style:style>
    <style:style style:name="T160" style:family="text">
      <style:text-properties officeooo:rsid="0023c179"/>
    </style:style>
    <style:style style:name="T161" style:family="text">
      <style:text-properties officeooo:rsid="002f3386"/>
    </style:style>
    <style:style style:name="T162" style:family="text">
      <style:text-properties officeooo:rsid="002812a7"/>
    </style:style>
    <style:style style:name="T163" style:family="text">
      <style:text-properties officeooo:rsid="0028d2b1"/>
    </style:style>
    <style:style style:name="T164" style:family="text">
      <style:text-properties officeooo:rsid="002a381b"/>
    </style:style>
    <style:style style:name="T165" style:family="text">
      <style:text-properties officeooo:rsid="00305f3f"/>
    </style:style>
    <style:style style:name="T166" style:family="text">
      <style:text-properties officeooo:rsid="0023fc48"/>
    </style:style>
    <style:style style:name="T167" style:family="text">
      <style:text-properties officeooo:rsid="0025de97"/>
    </style:style>
    <style:style style:name="T168" style:family="text">
      <style:text-properties fo:font-weight="normal" style:font-weight-asian="normal" style:font-weight-complex="normal"/>
    </style:style>
    <style:style style:name="T169" style:family="text">
      <style:text-properties fo:font-weight="normal" officeooo:rsid="002d1142" style:font-weight-asian="normal" style:font-weight-complex="normal"/>
    </style:style>
    <style:style style:name="T170" style:family="text">
      <style:text-properties fo:font-weight="normal" officeooo:rsid="00413a8b" style:font-weight-asian="normal" style:font-weight-complex="normal"/>
    </style:style>
    <style:style style:name="T171" style:family="text">
      <style:text-properties fo:font-weight="normal" officeooo:rsid="005b0fee" style:font-weight-asian="normal" style:font-weight-complex="normal"/>
    </style:style>
    <style:style style:name="T172" style:family="text">
      <style:text-properties fo:font-weight="normal" officeooo:rsid="0016935f"/>
    </style:style>
    <style:style style:name="T173" style:family="text">
      <style:text-properties fo:font-weight="normal" officeooo:rsid="0013c43e"/>
    </style:style>
    <style:style style:name="T174" style:family="text">
      <style:text-properties officeooo:rsid="00262a72"/>
    </style:style>
    <style:style style:name="T175" style:family="text">
      <style:text-properties officeooo:rsid="002680a2"/>
    </style:style>
    <style:style style:name="T176" style:family="text">
      <style:text-properties officeooo:rsid="0035683a"/>
    </style:style>
    <style:style style:name="T177" style:family="text">
      <style:text-properties officeooo:rsid="00413a8b"/>
    </style:style>
    <style:style style:name="T178" style:family="text">
      <style:text-properties officeooo:rsid="00443585"/>
    </style:style>
    <style:style style:name="T179" style:family="text">
      <style:text-properties officeooo:rsid="002aba7d"/>
    </style:style>
    <style:style style:name="T180" style:family="text">
      <style:text-properties officeooo:rsid="003f3934"/>
    </style:style>
    <style:style style:name="T181" style:family="text">
      <style:text-properties officeooo:rsid="003f9494"/>
    </style:style>
    <style:style style:name="T182" style:family="text">
      <style:text-properties officeooo:rsid="00424e7b"/>
    </style:style>
    <style:style style:name="T183" style:family="text">
      <style:text-properties officeooo:rsid="0035e87c"/>
    </style:style>
    <style:style style:name="T184" style:family="text">
      <style:text-properties officeooo:rsid="0036418a"/>
    </style:style>
    <style:style style:name="T185" style:family="text">
      <style:text-properties officeooo:rsid="003715ab"/>
    </style:style>
    <style:style style:name="T186" style:family="text">
      <style:text-properties officeooo:rsid="0038cf2c"/>
    </style:style>
    <style:style style:name="T187" style:family="text">
      <style:text-properties officeooo:rsid="003a9220"/>
    </style:style>
    <style:style style:name="T188" style:family="text">
      <style:text-properties officeooo:rsid="003c89c1"/>
    </style:style>
    <style:style style:name="T189" style:family="text">
      <style:text-properties officeooo:rsid="003e16d4"/>
    </style:style>
    <style:style style:name="T190" style:family="text">
      <style:text-properties officeooo:rsid="003e69de"/>
    </style:style>
    <style:style style:name="T191" style:family="text">
      <style:text-properties fo:background-color="#ffffff" loext:char-shading-value="0"/>
    </style:style>
    <style:style style:name="T192" style:family="text">
      <style:text-properties officeooo:rsid="00475907"/>
    </style:style>
    <style:style style:name="T193" style:family="text">
      <style:text-properties officeooo:rsid="0016935f" style:font-weight-asian="bold" style:font-weight-complex="bold"/>
    </style:style>
    <style:style style:name="T194" style:family="text">
      <style:text-properties officeooo:rsid="00145571" style:font-weight-asian="bold" style:font-weight-complex="bold"/>
    </style:style>
    <style:style style:name="T195" style:family="text">
      <style:text-properties officeooo:rsid="002c95b0" style:font-weight-asian="bold" style:font-weight-complex="bold"/>
    </style:style>
    <style:style style:name="T196" style:family="text">
      <style:text-properties officeooo:rsid="0013c43e" style:font-weight-asian="bold" style:font-weight-complex="bold"/>
    </style:style>
    <style:style style:name="T197" style:family="text">
      <style:text-properties officeooo:rsid="0014ece6" style:font-weight-asian="bold" style:font-weight-complex="bold"/>
    </style:style>
    <style:style style:name="T198" style:family="text">
      <style:text-properties officeooo:rsid="005b2edb"/>
    </style:style>
    <style:style style:name="T199" style:family="text">
      <style:text-properties officeooo:rsid="005d2d5b"/>
    </style:style>
    <style:style style:name="T200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stituto Federal de Educação, Ciências e Tecnologia do Norte de </text:p>
      <text:p text:style-name="P10">Minas Gerais – Campus Januária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Proposta de Especificação de Software </text:p>
      <text:p text:style-name="P16">Sistema para Gerenciamento de Casas de Material para Construção</text:p>
      <text:p text:style-name="P17">GeraCon</text:p>
      <text:p text:style-name="P10"/>
      <text:p text:style-name="P10">Dupla: Victor Felipe e Thaís Barbosa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Januária/MG </text:p>
      <text:p text:style-name="P10">Outubro 2016</text:p>
      <text:p text:style-name="P10"><text:soft-page-break/>Instituto Federal de Educação, Ciências e Tecnologia do Norte de </text:p>
      <text:p text:style-name="P10">Minas Gerais – Campus Januária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Proposta de Especificação de Software </text:p>
      <text:p text:style-name="P16">Sistema para Gerenciamento de Casas de Material para Construção</text:p>
      <text:p text:style-name="P17">GeraCon</text:p>
      <text:p text:style-name="P83"/>
      <text:p text:style-name="P84">Este documento apresenta a proposta do Sistema para Gerenciamento de <text:span text:style-name="T107">Casas de Material de Construção</text:span> – <text:span text:style-name="T107">GeraCon</text:span>, que tem como principal função auxiliar <text:span text:style-name="T107">no gerenciamento de estoque</text:span>. Para a construção do software foi feita a análise de requisitos, aplicação de técnicas de modelagem do esquema e das classes. </text:p>
      <text:p text:style-name="P82"/>
      <text:p text:style-name="P82"/>
      <text:p text:style-name="P82"/>
      <text:p text:style-name="P82"/>
      <text:p text:style-name="P82"/>
      <text:p text:style-name="P81">Januária/MG </text:p>
      <text:p text:style-name="P10"><text:span text:style-name="T60">Outubro</text:span> 201<text:span text:style-name="T60">6</text:span></text:p>
      <text:p text:style-name="P7"><text:soft-page-break/>Especificação de Software</text:p>
      <text:p text:style-name="P63"><text:span text:style-name="T53">1. Documentação Conceitual</text:span><text:span text:style-name="T55"><text:line-break/></text:span><text:span text:style-name="T29">1.1. Minimundo</text:span></text:p>
      <text:p text:style-name="P85">Na loja de materiais para construção ConstruCosta, localizada na Av. Arnaldo Cunha, n° 843 <text:span text:style-name="T62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86"><text:tab/>Se o cliente optar pelo pagamento à vista, o atendente recebe o respectivo valor e conclui a venda, caso contrário, o atendente solicita ao cliente os seus dados pessoais como nome, <text:span text:style-name="T61">CPF</text:span>, endereço, telefone, entre outros, e, por conseguinte o funcionário pede para que o comprador assine a nota da respectiva venda.</text:p>
      <text:p text:style-name="P53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39"/>
      <text:p text:style-name="P12">1.2. Objetivos</text:p>
      <text:p text:style-name="P15">1.2.1. Objetivo Geral</text:p>
      <text:p text:style-name="P23">Sistema para auxiliar a empresa ConstruCosta e demais casas de materiais para construção. Espera-se que o ConSys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3"/>
      <text:p text:style-name="P15">1.2.2. Objetivos Específicos</text:p>
      <text:list xml:id="list3532065944862228036" text:style-name="L1">
        <text:list-item>
          <text:p text:style-name="P214">Gerenciar o cadastro de <text:span text:style-name="T106">f</text:span>uncionários, <text:span text:style-name="T106">c</text:span>lientes, fornecedores, <text:span text:style-name="T106">produtos</text:span> e veículos;</text:p>
        </text:list-item>
        <text:list-item>
          <text:p text:style-name="P214">Controlar as <text:span text:style-name="T106">c</text:span>ompras, <text:span text:style-name="T106">v</text:span>endas, <text:span text:style-name="T106">estoque</text:span> e Entregas;</text:p>
        </text:list-item>
        <text:list-item>
          <text:p text:style-name="P214">Gerar Relatórios de Vendas Efetuadas, <text:span text:style-name="T63">Compras Realizadas e Produtos Vendidos.</text:span></text:p>
        </text:list-item>
      </text:list>
      <text:p text:style-name="P52"/>
      <text:p text:style-name="P8">1.3. Documento de Requisitos</text:p>
      <text:p text:style-name="P40"/>
      <text:p text:style-name="P40"/>
      <text:p text:style-name="P40"/>
      <text:p text:style-name="P40"/>
      <text:p text:style-name="P40"/>
      <text:p text:style-name="P40"/>
      <text:p text:style-name="P14"><text:soft-page-break/>1.4. Modelagem Conceitual (DER)</text:p>
      <text:p text:style-name="P40"><draw:frame draw:style-name="fr1" draw:name="Imagem2" text:anchor-type="paragraph" svg:width="17cm" svg:height="12.185cm" draw:z-index="30"><draw:image xlink:href="Pictures/10000000000002A300000211E2B58A39.png" xlink:type="simple" xlink:show="embed" xlink:actuate="onLoad"/></draw:frame></text:p>
      <text:p text:style-name="P9">1.5. Diagrama de Pacotes UML</text:p>
      <text:p text:style-name="P42"><draw:frame draw:style-name="fr2" draw:name="Imagem25" text:anchor-type="paragraph" svg:width="16.06cm" svg:height="8.89cm" draw:z-index="31"><draw:image xlink:href="Pictures/10000000000002AF00000173B1FA83AF.png" xlink:type="simple" xlink:show="embed" xlink:actuate="onLoad"/></draw:frame></text:p>
      <text:p text:style-name="P13"/>
      <text:p text:style-name="P13"><text:soft-page-break/>6. Documento de casos de uso (Diagrama e descrição)</text:p>
      <text:p text:style-name="P64"><draw:frame draw:style-name="fr3" draw:name="Image4" text:anchor-type="paragraph" svg:x="-0.307cm" svg:y="1.06cm" svg:width="17.928cm" svg:height="11.984cm" draw:z-index="20"><draw:image xlink:href="Pictures/10000000000002A4000001C6DE7EF89E.png" xlink:type="simple" xlink:show="embed" xlink:actuate="onLoad"/></draw:frame><text:span text:style-name="T26">1.6.1. Diagrama de Sistema(ou de contexto</text:span><text:span text:style-name="T27">)</text:span></text:p>
      <text:h text:style-name="P221" text:outline-level="2">1.7. <text:s/>Diagrama de Caso de Uso de 2º nível </text:h>
      <text:h text:style-name="P222" text:outline-level="2"><text:span text:style-name="T114">1</text:span><text:span text:style-name="T113">.</text:span><text:span text:style-name="T114">7</text:span><text:span text:style-name="T113">.</text:span><text:span text:style-name="T114">1.</text:span><text:span text:style-name="T113"> Funcionalidade 01 – </text:span><text:span text:style-name="T115">Gerenciar Funcionários</text:span></text:h>
      <text:p text:style-name="P41"><draw:frame draw:style-name="fr3" draw:name="Image2" text:anchor-type="paragraph" svg:x="1.092cm" svg:y="0.312cm" svg:width="15.055cm" svg:height="7.461cm" draw:z-index="19"><draw:image xlink:href="Pictures/10000000000002390000011A18DDD5E9.png" xlink:type="simple" xlink:show="embed" xlink:actuate="onLoad"/></draw:frame></text:p>
      <text:h text:style-name="P223" text:outline-level="2"><text:soft-page-break/><text:span text:style-name="T108">1</text:span>.<text:span text:style-name="T108">7</text:span>.<text:span text:style-name="T108">2.</text:span> Funcionalidade 02 – Gerenciar Fornecedores</text:h>
      <text:h text:style-name="P231" text:outline-level="2"><draw:frame draw:style-name="fr4" draw:name="Image1" text:anchor-type="paragraph" svg:width="15.452cm" svg:height="7.832cm" draw:z-index="21"><draw:image xlink:href="Pictures/100000000000024800000128E21E8EBA.png" xlink:type="simple" xlink:show="embed" xlink:actuate="onLoad"/></draw:frame><text:span text:style-name="T139">1.7</text:span><text:span text:style-name="T134">.3. Funcionalidade 03 – Efetuar Compras</text:span></text:h>
      <text:p text:style-name="P72"><draw:frame draw:style-name="fr5" draw:name="Image3" text:anchor-type="paragraph" svg:x="1.356cm" svg:y="0.37cm" svg:width="14.288cm" svg:height="9.234cm" draw:z-index="22"><draw:image xlink:href="Pictures/100000000000021C0000015DBE622E7E.png" xlink:type="simple" xlink:show="embed" xlink:actuate="onLoad"/></draw:frame></text:p>
      <text:h text:style-name="P232" text:outline-level="2"/>
      <text:p text:style-name="P74"/>
      <text:p text:style-name="P74"/>
      <text:h text:style-name="P232" text:outline-level="2"/>
      <text:h text:style-name="P232" text:outline-level="2"/>
      <text:p text:style-name="P74"/>
      <text:h text:style-name="P235" text:outline-level="2"><text:soft-page-break/><text:span text:style-name="T133">1.7</text:span>.4. Funcionalidade 04 – Gerenciar Veículos</text:h>
      <text:h text:style-name="P224" text:outline-level="2"><draw:frame draw:style-name="fr6" draw:name="Imagem26" text:anchor-type="paragraph" svg:width="20.07cm" svg:height="11.55cm" draw:z-index="32"><draw:image xlink:href="Pictures/10000201000003150000019D87D4D7BA.png" xlink:type="simple" xlink:show="embed" xlink:actuate="onLoad"/></draw:frame></text:h>
      <text:h text:style-name="P224" text:outline-level="2"><text:span text:style-name="T139">1.7</text:span><text:span text:style-name="T134">.5. Funcionalidade 05 - Gerenciar Usuários</text:span></text:h>
      <text:p text:style-name="P4"><draw:frame draw:style-name="fr2" draw:name="Image6" text:anchor-type="paragraph" svg:width="12.885cm" svg:height="7.726cm" draw:z-index="23"><draw:image xlink:href="Pictures/10000000000001E700000124C2350437.png" xlink:type="simple" xlink:show="embed" xlink:actuate="onLoad"/></draw:frame></text:p>
      <text:p text:style-name="P8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234" text:outline-level="2"><text:soft-page-break/><text:span text:style-name="T133">1.7</text:span>.6. Funcionalidade 06 – Gerenciar Produtos</text:h>
      <text:p text:style-name="P66"><draw:frame draw:style-name="fr3" draw:name="Image7" text:anchor-type="paragraph" svg:x="1.356cm" svg:y="0.556cm" svg:width="13.547cm" svg:height="8.255cm" draw:z-index="24"><draw:image xlink:href="Pictures/100000000000020000000138EEFFDC86.png" xlink:type="simple" xlink:show="embed" xlink:actuate="onLoad"/></draw:frame></text:p>
      <text:p text:style-name="P66"/>
      <text:h text:style-name="P233" text:outline-level="2"><text:span text:style-name="T59">1.7</text:span><text:span text:style-name="T58">.7. Funcionalidade 07 - Efetuar Vendas</text:span></text:h>
      <text:p text:style-name="P66"><draw:frame draw:style-name="fr2" draw:name="Image8" text:anchor-type="paragraph" svg:width="16.219cm" svg:height="9.922cm" draw:z-index="25"><draw:image xlink:href="Pictures/100000000000026500000177311AC46E.png" xlink:type="simple" xlink:show="embed" xlink:actuate="onLoad"/></draw:frame></text:p>
      <text:h text:style-name="P232" text:outline-level="2"><text:soft-page-break/><text:span text:style-name="T133">1.7</text:span>.8. Funcionalidade 08 – Gerenciar Clientes</text:h>
      <text:p text:style-name="P72"><draw:frame draw:style-name="fr2" draw:name="Image9" text:anchor-type="paragraph" svg:width="15.452cm" svg:height="7.514cm" draw:z-index="26"><draw:image xlink:href="Pictures/10000000000002480000011C6541A1D8.png" xlink:type="simple" xlink:show="embed" xlink:actuate="onLoad"/></draw:frame></text:p>
      <text:h text:style-name="P232" text:outline-level="2"><text:span text:style-name="T133">1.7</text:span>.9. Funcionalidade 09 - Realizar Entrega</text:h>
      <text:p text:style-name="P66"><draw:frame draw:style-name="fr2" draw:name="Image10" text:anchor-type="paragraph" svg:width="16.219cm" svg:height="10.663cm" draw:z-index="27"><draw:image xlink:href="Pictures/10000000000002650000019387B601F7.png" xlink:type="simple" xlink:show="embed" xlink:actuate="onLoad"/></draw:frame></text:p>
      <text:h text:style-name="P232" text:outline-level="2"><text:soft-page-break/><text:span text:style-name="T133">7.1</text:span>.10. Funcionalidade 10 – Gerenciar Estoque</text:h>
      <text:p text:style-name="P66"><draw:frame draw:style-name="fr2" draw:name="Image11" text:anchor-type="paragraph" svg:width="14.42cm" svg:height="5.874cm" draw:z-index="28"><draw:image xlink:href="Pictures/1000000000000221000000DEE1D6BC15.png" xlink:type="simple" xlink:show="embed" xlink:actuate="onLoad"/></draw:frame></text:p>
      <text:h text:style-name="P241" text:outline-level="1"><text:span text:style-name="T117">2</text:span><text:span text:style-name="T116">. Descrição de Caso de Uso d</text:span><text:span text:style-name="T118">o</text:span><text:span text:style-name="T116"> 3º Nível</text:span></text:h>
      <text:h text:style-name="P225" text:outline-level="2"><text:bookmark-start text:name="__RefHeading__3472_808421346"/><text:span text:style-name="T123">2.</text:span><text:span text:style-name="T120">1. </text:span><text:span text:style-name="T121">Funcionalidade 01 </text:span><text:span text:style-name="T122">(Gerenciar Funcionários)</text:span><text:bookmark-end text:name="__RefHeading__3472_808421346"/></text:h>
      <text:h text:style-name="P239" text:outline-level="3"><text:span text:style-name="T69">2.</text:span><text:span text:style-name="T67">1.</text:span><text:span text:style-name="T69">1. </text:span><text:span text:style-name="T64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0">Caso de uso</text:p>
          </table:table-cell>
          <table:table-cell table:style-name="Table1.B1" office:value-type="string">
            <text:p text:style-name="P106"><text:span text:style-name="T143">Cadastrar </text:span>Funcionário</text:p>
          </table:table-cell>
        </table:table-row>
        <table:table-row>
          <table:table-cell table:style-name="Table1.A2" office:value-type="string">
            <text:p text:style-name="P100">Atores Envolvidos</text:p>
          </table:table-cell>
          <table:table-cell table:style-name="Table1.B2" office:value-type="string">
            <text:p text:style-name="P123">Usuário <text:span text:style-name="T144">e Funcionário</text:span></text:p>
          </table:table-cell>
        </table:table-row>
        <table:table-row>
          <table:table-cell table:style-name="Table1.A2" office:value-type="string">
            <text:p text:style-name="P96"/>
            <text:p text:style-name="P96">Pré-Condições</text:p>
          </table:table-cell>
          <table:table-cell table:style-name="Table1.B2" office:value-type="string">
            <text:p text:style-name="P127"><text:span text:style-name="T64">PR1</text:span>- <text:span text:style-name="T143">O usuário deve estar na tela Gerenciar Funcionários.</text:span></text:p>
            <text:p text:style-name="P131"/>
          </table:table-cell>
        </table:table-row>
        <table:table-row>
          <table:table-cell table:style-name="Table1.A2" office:value-type="string">
            <text:p text:style-name="P100"/>
            <text:p text:style-name="P100"/>
            <text:p text:style-name="P100"/>
            <text:p text:style-name="P100"/>
            <text:p text:style-name="P100"/>
            <text:p text:style-name="P100">Fluxo Principal</text:p>
          </table:table-cell>
          <table:table-cell table:style-name="Table1.B2" office:value-type="string">
            <text:p text:style-name="P136"><text:span text:style-name="T64">FP1</text:span>- <text:span text:style-name="T145">O usuário clica no botão Novo Funcionário;</text:span></text:p>
            <text:p text:style-name="P140"/>
            <text:p text:style-name="P140"><text:span text:style-name="T64">FP2</text:span>- <text:s/><text:span text:style-name="T146">O usuário deverá preencher os campos no formulário (nome, CPF, RG, carteira de trabalho, sexo, data Nascimento, telefone, função, habilitação e </text:span>endereço <text:span text:style-name="T147">(Rua/av., Número, Bairro, Complemento, Cidade))[RN2]</text:span></text:p>
            <text:p text:style-name="P144"/>
            <text:p text:style-name="P144"><text:span text:style-name="T64">FP3</text:span>- O usuário clica no botão Salvar; <text:span text:style-name="T148">[RN1]</text:span></text:p>
            <text:p text:style-name="P152"/>
            <text:p text:style-name="P152"><text:span text:style-name="T64">FP</text:span><text:span text:style-name="T70">4</text:span>- O sistema verifica na base <text:span text:style-name="T149">de dados </text:span>se <text:span text:style-name="T150">já não há um</text:span> funcionário cadastrado <text:span text:style-name="T150">com o mesmo CPF</text:span>;</text:p>
            <text:p text:style-name="P156"/>
          </table:table-cell>
        </table:table-row>
        <table:table-row>
          <table:table-cell table:style-name="Table1.A2" office:value-type="string">
            <text:p text:style-name="P100">Fluxos Alternativos</text:p>
          </table:table-cell>
          <table:table-cell table:style-name="Table1.B2" office:value-type="string">
            <text:p text:style-name="P152"><text:span text:style-name="T71">AF1</text:span>- Se o funcionário já estiver cadastrado <text:span text:style-name="T149">será</text:span> exibida a mensagem: “Funcionário já existe!”</text:p>
            <text:p text:style-name="P160"/>
            <text:p text:style-name="P160"><text:span text:style-name="T64">AF</text:span><text:span text:style-name="T71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00"/>
            <text:p text:style-name="P100">Regras de Negócio</text:p>
          </table:table-cell>
          <table:table-cell table:style-name="Table1.B2" office:value-type="string">
            <text:p text:style-name="P144"><text:span text:style-name="T64">RN1</text:span>- O botão Salvar só ficará ativado após serem preenchidos os campos nome, senha, CPF, RG, carteira de trabalho e telefone.</text:p>
            <text:p text:style-name="P166"/>
            <text:p text:style-name="P166"><text:span text:style-name="T64">RN2</text:span>- O CPF deve conter 11 dígitos.</text:p>
          </table:table-cell>
        </table:table-row>
        <table:table-row>
          <table:table-cell table:style-name="Table1.A2" office:value-type="string">
            <text:p text:style-name="P100">Pós-Condições</text:p>
          </table:table-cell>
          <table:table-cell table:style-name="Table1.B2" office:value-type="string">
            <text:p text:style-name="P144">O funcionário estará cadastrado.</text:p>
          </table:table-cell>
        </table:table-row>
        <table:table-row>
          <table:table-cell table:style-name="Table1.A2" office:value-type="string">
            <text:p text:style-name="P100">Casos de uso Dependentes</text:p>
          </table:table-cell>
          <table:table-cell table:style-name="Table1.B2" office:value-type="string">
            <text:p text:style-name="P171">UC <text:span text:style-name="T189">1.2</text:span>, UC1.3, UC 1.4</text:p>
          </table:table-cell>
        </table:table-row>
      </table:table>
      <text:p text:style-name="P76"/>
      <text:p text:style-name="P76"/>
      <text:p text:style-name="P67"><text:span text:style-name="T140">2.1</text:span><text:span text:style-name="T141">.</text:span><text:span text:style-name="T140">2.</text:span><text:span text:style-name="T141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0">Caso de uso</text:p>
          </table:table-cell>
          <table:table-cell table:style-name="Table2.B1" office:value-type="string">
            <text:p text:style-name="P106"><text:span text:style-name="T148">Excluir </text:span>Funcionário</text:p>
          </table:table-cell>
        </table:table-row>
        <table:table-row>
          <table:table-cell table:style-name="Table2.A2" office:value-type="string">
            <text:p text:style-name="P100">Atores Envolvidos</text:p>
          </table:table-cell>
          <table:table-cell table:style-name="Table2.B2" office:value-type="string">
            <text:p text:style-name="P123">Usuário</text:p>
          </table:table-cell>
        </table:table-row>
        <table:table-row>
          <table:table-cell table:style-name="Table2.A2" office:value-type="string">
            <text:p text:style-name="P100"/>
            <text:p text:style-name="P100"/>
            <text:p text:style-name="P100">Pré-Condições</text:p>
          </table:table-cell>
          <table:table-cell table:style-name="Table2.B2" office:value-type="string">
            <text:p text:style-name="P127"><text:span text:style-name="T64">PR1</text:span>- <text:span text:style-name="T143">O usuário deve estar na tela Gerenciar Funcionários;</text:span></text:p>
            <text:p text:style-name="P174"/>
            <text:p text:style-name="P174"><text:span text:style-name="T64">PR2</text:span>- O funcionário deve <text:span text:style-name="T151">estar</text:span> cadastrado no sistema;</text:p>
          </table:table-cell>
        </table:table-row>
        <table:table-row>
          <table:table-cell table:style-name="Table2.A2" office:value-type="string">
            <text:p text:style-name="P100"/>
            <text:p text:style-name="P100"/>
            <text:p text:style-name="P100"/>
            <text:p text:style-name="P100"/>
            <text:p text:style-name="P100"/>
            <text:p text:style-name="P100">Fluxo Principal</text:p>
          </table:table-cell>
          <table:table-cell table:style-name="Table2.B2" office:value-type="string">
            <text:p text:style-name="P136"><text:span text:style-name="T64">FP1</text:span>- <text:span text:style-name="T145">O usuário seleciona um dos itens (funcionário) da lista Funcionários cadastrados;</text:span></text:p>
            <text:p text:style-name="P144"/>
            <text:p text:style-name="P144"><text:span text:style-name="T64">FP</text:span><text:span text:style-name="T72">2</text:span>- O usuário clica no botão <text:span text:style-name="T152">Excluir</text:span>; <text:span text:style-name="T148">[RN1]</text:span></text:p>
            <text:p text:style-name="P152"/>
            <text:p text:style-name="P152"><text:span text:style-name="T64">FP</text:span><text:span text:style-name="T70">4</text:span>- <text:span text:style-name="T152">Após o usuário clicar no botão Excluir será exibida a mensagem “Tem certeza que deseja excluir o funcionário (nome do funcionário)? ”</text:span></text:p>
            <text:p text:style-name="P180"/>
            <text:p text:style-name="P180"><text:span text:style-name="T64">FP5</text:span>- O usuário clica no botão <text:span text:style-name="T153">Sim</text:span><text:span text:style-name="T157">,</text:span> o funcionário é excluído e retorna a tela Gerenci<text:span text:style-name="T158">ar </text:span>Funcionários. <text:span text:style-name="T158">[</text:span><text:span text:style-name="T73">AF1</text:span><text:span text:style-name="T158">]</text:span></text:p>
          </table:table-cell>
        </table:table-row>
        <table:table-row>
          <table:table-cell table:style-name="Table2.A2" office:value-type="string">
            <text:p text:style-name="P100"/>
            <text:p text:style-name="P100">Fluxos Alternativos</text:p>
          </table:table-cell>
          <table:table-cell table:style-name="Table2.B2" office:value-type="string">
            <text:p text:style-name="P152"><text:span text:style-name="T71">AF1</text:span>- <text:span text:style-name="T152">Se o usuário clicar no botão </text:span><text:span text:style-name="T154">Não</text:span><text:span text:style-name="T152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00"/>
            <text:p text:style-name="P100">Regras de Negócio</text:p>
          </table:table-cell>
          <table:table-cell table:style-name="Table2.B2" office:value-type="string">
            <text:p text:style-name="P144"><text:span text:style-name="T64">RN1</text:span>- O botão <text:span text:style-name="T148">Excluir </text:span>só ficará ativado após ser <text:span text:style-name="T148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00">Pós-Condições</text:p>
          </table:table-cell>
          <table:table-cell table:style-name="Table2.B2" office:value-type="string">
            <text:p text:style-name="P149">O funcionário estará <text:span text:style-name="T152">excluído</text:span></text:p>
          </table:table-cell>
        </table:table-row>
        <table:table-row>
          <table:table-cell table:style-name="Table2.A2" office:value-type="string">
            <text:p text:style-name="P100">Casos de uso Dependentes</text:p>
          </table:table-cell>
          <table:table-cell table:style-name="Table2.B2" office:value-type="string">
            <text:p text:style-name="P177">Não se aplica</text:p>
          </table:table-cell>
        </table:table-row>
      </table:table>
      <text:p text:style-name="P67"/>
      <text:h text:style-name="P239" text:outline-level="3"/>
      <text:p text:style-name="P75"/>
      <text:h text:style-name="P239" text:outline-level="3"><text:soft-page-break/><text:span text:style-name="T69">2</text:span><text:span text:style-name="T68">.</text:span><text:span text:style-name="T69">1.</text:span><text:span text:style-name="T74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0">Caso de uso</text:p>
          </table:table-cell>
          <table:table-cell table:style-name="Table3.B1" office:value-type="string">
            <text:p text:style-name="P106"><text:span text:style-name="T158">Editar </text:span>Funcionário</text:p>
          </table:table-cell>
        </table:table-row>
        <table:table-row>
          <table:table-cell table:style-name="Table3.A2" office:value-type="string">
            <text:p text:style-name="P100">Atores Envolvidos</text:p>
          </table:table-cell>
          <table:table-cell table:style-name="Table3.B2" office:value-type="string">
            <text:p text:style-name="P123">Usuário <text:span text:style-name="T144">e Funcionário</text:span></text:p>
          </table:table-cell>
        </table:table-row>
        <table:table-row>
          <table:table-cell table:style-name="Table3.A2" office:value-type="string">
            <text:p text:style-name="P100">Pré-Condições</text:p>
          </table:table-cell>
          <table:table-cell table:style-name="Table3.B2" office:value-type="string">
            <text:p text:style-name="P127"><text:span text:style-name="T64">PR1</text:span>- <text:span text:style-name="T143">O usuário deve estar na tela Gerenciar Funcionários;</text:span></text:p>
            <text:p text:style-name="P177"/>
            <text:p text:style-name="P174"><text:span text:style-name="T64">PR2</text:span>- O funcionário deve <text:span text:style-name="T151">estar</text:span> cadastrado no sistema;</text:p>
          </table:table-cell>
        </table:table-row>
        <table:table-row>
          <table:table-cell table:style-name="Table3.A2" office:value-type="string">
            <text:p text:style-name="P100"/>
            <text:p text:style-name="P100"/>
            <text:p text:style-name="P100">Fluxo Principal</text:p>
          </table:table-cell>
          <table:table-cell table:style-name="Table3.B2" office:value-type="string">
            <text:p text:style-name="P136"><text:span text:style-name="T64">FP1</text:span>- <text:span text:style-name="T145">O usuário seleciona um dos itens (funcionário) da lista Funcionários cadastrados;</text:span></text:p>
            <text:p text:style-name="P149"/>
            <text:p text:style-name="P149"><text:span text:style-name="T64">FP</text:span><text:span text:style-name="T72">2</text:span>- O usuário clica no botão <text:span text:style-name="T159">Alterar</text:span>; <text:span text:style-name="T148">[</text:span><text:span text:style-name="T75">RN1</text:span><text:span text:style-name="T148">]</text:span></text:p>
            <text:p text:style-name="P156"/>
            <text:p text:style-name="P152"><text:span text:style-name="T64">FP</text:span><text:span text:style-name="T76">3</text:span>- <text:span text:style-name="T152">Após o usuário clicar no botão Alterar será exibida a mensagem “Tem certeza que deseja editar o funcionário (nome do funcionário)?”</text:span></text:p>
            <text:p text:style-name="P183"/>
            <text:p text:style-name="P180"><text:span text:style-name="T64">FP</text:span><text:span text:style-name="T76">4</text:span>- O usuário <text:span text:style-name="T159">clica no botão Sim e é </text:span>redirecionado para tela de cadastro onde todos os campos já estarão preenchidos; <text:span text:style-name="T159">[</text:span><text:span text:style-name="T77">AF1</text:span><text:span text:style-name="T159">]</text:span></text:p>
            <text:p text:style-name="P186"/>
            <text:p text:style-name="P188"><text:span text:style-name="T64">FP</text:span><text:span text:style-name="T76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00"/>
            <text:p text:style-name="P100"/>
            <text:p text:style-name="P100">Fluxos Alternativos</text:p>
          </table:table-cell>
          <table:table-cell table:style-name="Table3.B2" office:value-type="string">
            <text:p text:style-name="P152"><text:span text:style-name="T71">AF1</text:span>- <text:span text:style-name="T152">Se o usuário clicar no botão </text:span><text:span text:style-name="T154">Não</text:span><text:span text:style-name="T152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00"/>
            <text:p text:style-name="P100">Regras de Negócio</text:p>
          </table:table-cell>
          <table:table-cell table:style-name="Table3.B2" office:value-type="string">
            <text:p text:style-name="P144"><text:span text:style-name="T64">RN1</text:span>- O botão <text:span text:style-name="T159">Alterar </text:span>só ficará ativado após ser <text:span text:style-name="T148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00">Pós-Condições</text:p>
          </table:table-cell>
          <table:table-cell table:style-name="Table3.B2" office:value-type="string">
            <text:p text:style-name="P149">O funcionário estará <text:span text:style-name="T159">alterado.</text:span></text:p>
          </table:table-cell>
        </table:table-row>
        <table:table-row>
          <table:table-cell table:style-name="Table3.A2" office:value-type="string">
            <text:p text:style-name="P100">Casos de uso Dependentes</text:p>
          </table:table-cell>
          <table:table-cell table:style-name="Table3.B2" office:value-type="string">
            <text:p text:style-name="P177">Não se aplica</text:p>
          </table:table-cell>
        </table:table-row>
      </table:table>
      <text:p text:style-name="P67"/>
      <text:h text:style-name="P239" text:outline-level="3"><text:span text:style-name="T69">2</text:span><text:span text:style-name="T67">.</text:span><text:span text:style-name="T68">1.</text:span><text:span text:style-name="T64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0">Caso de uso</text:p>
          </table:table-cell>
          <table:table-cell table:style-name="Table4.B1" office:value-type="string">
            <text:p text:style-name="P106"><text:span text:style-name="T160">Consultar </text:span>Funcionários</text:p>
          </table:table-cell>
        </table:table-row>
        <table:table-row>
          <table:table-cell table:style-name="Table4.A2" office:value-type="string">
            <text:p text:style-name="P100">Atores Envolvidos</text:p>
          </table:table-cell>
          <table:table-cell table:style-name="Table4.B2" office:value-type="string">
            <text:p text:style-name="P123">Usuário</text:p>
          </table:table-cell>
        </table:table-row>
        <table:table-row>
          <table:table-cell table:style-name="Table4.A2" office:value-type="string">
            <text:p text:style-name="P100"/>
            <text:p text:style-name="P100"/>
            <text:p text:style-name="P100">Pré-Condições</text:p>
          </table:table-cell>
          <table:table-cell table:style-name="Table4.B2" office:value-type="string">
            <text:p text:style-name="P127"><text:span text:style-name="T64">PR1</text:span>- <text:span text:style-name="T143">O usuário deve estar na tela Gerenciar Funcionários;</text:span></text:p>
            <text:p text:style-name="P127"/>
            <text:p text:style-name="P174"><text:span text:style-name="T64">PR2</text:span>- O funcionário deve <text:span text:style-name="T151">estar</text:span> cadastrado no sistema;</text:p>
          </table:table-cell>
        </table:table-row>
        <table:table-row>
          <table:table-cell table:style-name="Table4.A2" office:value-type="string">
            <text:p text:style-name="P100"/>
            <text:p text:style-name="P100"/>
            <text:p text:style-name="P100"/>
            <text:p text:style-name="P100"><text:soft-page-break/></text:p>
            <text:p text:style-name="P100"/>
            <text:p text:style-name="P100">Fluxo Principal</text:p>
          </table:table-cell>
          <table:table-cell table:style-name="Table4.B2" office:value-type="string">
            <text:p text:style-name="P136"><text:span text:style-name="T64">FP1</text:span>- <text:span text:style-name="T145">O usuário seleciona um dos itens (funcionário) da lista Funcionários cadastrados;</text:span></text:p>
            <text:p text:style-name="P144"/>
            <text:p text:style-name="P144"><text:soft-page-break/><text:span text:style-name="T64">FP</text:span><text:span text:style-name="T72">2</text:span>- O usuário clica <text:span text:style-name="T160">2 vezes no item (funcionário) selecionado;</text:span></text:p>
            <text:p text:style-name="P156"/>
            <text:p text:style-name="P152"><text:span text:style-name="T64">FP</text:span><text:span text:style-name="T76">3</text:span>- <text:span text:style-name="T152">Após o usuário clicar 2 vezes no item (funcionário) selecionado será exibida na tela todos os dados do funcionário .</text:span></text:p>
            <text:p text:style-name="P191"/>
            <text:p text:style-name="P191"><text:span text:style-name="T64">FP</text:span><text:span text:style-name="T76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00">Fluxos Alternativos</text:p>
          </table:table-cell>
          <table:table-cell table:style-name="Table4.B2" office:value-type="string">
            <text:p text:style-name="P191">Não se aplica</text:p>
          </table:table-cell>
        </table:table-row>
        <table:table-row>
          <table:table-cell table:style-name="Table4.A2" office:value-type="string">
            <text:p text:style-name="P100">Regras de Negócio</text:p>
          </table:table-cell>
          <table:table-cell table:style-name="Table4.B2" office:value-type="string">
            <text:p text:style-name="P191">Não se aplica</text:p>
          </table:table-cell>
        </table:table-row>
        <table:table-row>
          <table:table-cell table:style-name="Table4.A2" office:value-type="string">
            <text:p text:style-name="P100">Pós-Condições</text:p>
          </table:table-cell>
          <table:table-cell table:style-name="Table4.B2" office:value-type="string">
            <text:p text:style-name="P191">Serão exibidos os dados do funcionário</text:p>
          </table:table-cell>
        </table:table-row>
        <table:table-row>
          <table:table-cell table:style-name="Table4.A2" office:value-type="string">
            <text:p text:style-name="P100">Casos de uso Dependentes</text:p>
          </table:table-cell>
          <table:table-cell table:style-name="Table4.B2" office:value-type="string">
            <text:p text:style-name="P177">Não se aplica</text:p>
          </table:table-cell>
        </table:table-row>
      </table:table>
      <text:p text:style-name="P67"/>
      <text:p text:style-name="P87"><text:span text:style-name="T176">2.</text:span>2. Funcionalidade 02 <text:span text:style-name="T161">(Gerenciar Fornecedores)</text:span></text:p>
      <text:h text:style-name="P236" text:outline-level="3"><text:span text:style-name="T176">2.</text:span>2<text:span text:style-name="T151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1">Caso de uso</text:p>
          </table:table-cell>
          <table:table-cell table:style-name="Table9.B1" office:value-type="string">
            <text:p text:style-name="P107"><text:span text:style-name="T143">Cadastrar </text:span>F<text:span text:style-name="T162">ornecedor</text:span></text:p>
          </table:table-cell>
        </table:table-row>
        <table:table-row>
          <table:table-cell table:style-name="Table9.A2" office:value-type="string">
            <text:p text:style-name="P101">Atores Envolvidos</text:p>
          </table:table-cell>
          <table:table-cell table:style-name="Table9.B2" office:value-type="string">
            <text:p text:style-name="P124">Usuário <text:span text:style-name="T144">e Fornecedor</text:span></text:p>
          </table:table-cell>
        </table:table-row>
        <table:table-row>
          <table:table-cell table:style-name="Table9.A2" office:value-type="string">
            <text:p text:style-name="P101"/>
            <text:p text:style-name="P101">Pré-Condições</text:p>
          </table:table-cell>
          <table:table-cell table:style-name="Table9.B2" office:value-type="string">
            <text:p text:style-name="P128"><text:span text:style-name="T64">PR1</text:span>- <text:span text:style-name="T143">O usuário deve estar na tela Gerenciar Fornecedores.</text:span></text:p>
            <text:p text:style-name="P132"/>
          </table:table-cell>
        </table:table-row>
        <table:table-row>
          <table:table-cell table:style-name="Table9.A2" office:value-type="string">
            <text:p text:style-name="P101"/>
            <text:p text:style-name="P101"/>
            <text:p text:style-name="P101"/>
            <text:p text:style-name="P101"/>
            <text:p text:style-name="P101"/>
            <text:p text:style-name="P101">Fluxo Principal</text:p>
          </table:table-cell>
          <table:table-cell table:style-name="Table9.B2" office:value-type="string">
            <text:p text:style-name="P137"><text:span text:style-name="T64">FP1</text:span>- <text:span text:style-name="T145">O usuário clica no botão Novo Fornecedor;</text:span></text:p>
            <text:p text:style-name="P141"/>
            <text:p text:style-name="P141"><text:span text:style-name="T64">FP2</text:span>- <text:s/><text:span text:style-name="T146">O usuário deverá preencher os campos no formulário (nome, CNPJ, telefone, Email, endereço (Rua/av., Número, Bairro, Complemento, Cidade)) [</text:span><text:span text:style-name="T78">RN2</text:span><text:span text:style-name="T146">]</text:span></text:p>
            <text:p text:style-name="P145"/>
            <text:p text:style-name="P145"><text:span text:style-name="T64">FP3</text:span>- O usuário clica no botão Salvar; <text:span text:style-name="T148">[</text:span><text:span text:style-name="T75">RN1</text:span><text:span text:style-name="T148">]</text:span></text:p>
            <text:p text:style-name="P153"/>
            <text:p text:style-name="P153"><text:span text:style-name="T64">FP</text:span><text:span text:style-name="T70">4</text:span>- O sistema verifica na base <text:span text:style-name="T149">de dados </text:span>se <text:span text:style-name="T150">já não há um</text:span> f<text:span text:style-name="T162">ornecedor </text:span>cadastrado <text:span text:style-name="T150">com o mesmo CNPJ</text:span>;</text:p>
          </table:table-cell>
        </table:table-row>
        <table:table-row>
          <table:table-cell table:style-name="Table9.A2" office:value-type="string">
            <text:p text:style-name="P101"/>
            <text:p text:style-name="P101"/>
            <text:p text:style-name="P101">Fluxos Alternativos</text:p>
          </table:table-cell>
          <table:table-cell table:style-name="Table9.B2" office:value-type="string">
            <text:p text:style-name="P153"><text:span text:style-name="T71">AF1</text:span>- Se o f<text:span text:style-name="T162">ornecedor</text:span> já estiver cadastrado <text:span text:style-name="T149">será</text:span> exibida a mensagem: “F<text:span text:style-name="T162">ornecedor</text:span> já existe!”</text:p>
            <text:p text:style-name="P165"/>
            <text:p text:style-name="P161"><text:span text:style-name="T64">AF</text:span><text:span text:style-name="T71">2</text:span>- Caso o usuário informe um número de C<text:span text:style-name="T162">NPJ</text:span> inferior há <text:span text:style-name="T163">14 </text:span>dígitos será exibida a mensagem: “C<text:span text:style-name="T162">NPJ</text:span> inválido!” </text:p>
          </table:table-cell>
        </table:table-row>
        <table:table-row>
          <table:table-cell table:style-name="Table9.A2" office:value-type="string">
            <text:p text:style-name="P101"/>
            <text:p text:style-name="P101"/>
            <text:p text:style-name="P101">Regras de Negócio</text:p>
          </table:table-cell>
          <table:table-cell table:style-name="Table9.B2" office:value-type="string">
            <text:p text:style-name="P145"><text:span text:style-name="T64">RN1</text:span>- O botão Salvar só ficará ativado após serem preenchidos os campos nome, <text:span text:style-name="T162">CNPJ</text:span> e telefone.</text:p>
            <text:p text:style-name="P150"/>
            <text:p text:style-name="P167"><text:soft-page-break/><text:span text:style-name="T64">RN2</text:span>- O C<text:span text:style-name="T162">NPJ</text:span> deve conter <text:span text:style-name="T163">14</text:span> dígitos.</text:p>
          </table:table-cell>
        </table:table-row>
        <table:table-row>
          <table:table-cell table:style-name="Table9.A2" office:value-type="string">
            <text:p text:style-name="P101">Pós-Condições</text:p>
          </table:table-cell>
          <table:table-cell table:style-name="Table9.B2" office:value-type="string">
            <text:p text:style-name="P150">O f<text:span text:style-name="T162">ornecedor</text:span> estará cadastrado.</text:p>
          </table:table-cell>
        </table:table-row>
        <table:table-row>
          <table:table-cell table:style-name="Table9.A2" office:value-type="string">
            <text:p text:style-name="P101">Casos de uso Dependentes</text:p>
          </table:table-cell>
          <table:table-cell table:style-name="Table9.B2" office:value-type="string">
            <text:p text:style-name="P173">UC 1.2, UC1.3, UC 1.4</text:p>
          </table:table-cell>
        </table:table-row>
      </table:table>
      <text:h text:style-name="P236" text:outline-level="3"/>
      <text:h text:style-name="P236" text:outline-level="3"><text:bookmark-start text:name="__RefHeading__3484_808421346"/><text:span text:style-name="T82">2</text:span><text:span text:style-name="T67">.</text:span><text:span text:style-name="T74">2</text:span><text:span text:style-name="T68">.</text:span><text:span text:style-name="T74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1">Caso de uso</text:p>
          </table:table-cell>
          <table:table-cell table:style-name="Table17.B1" office:value-type="string">
            <text:p text:style-name="P107"><text:span text:style-name="T148">Excluir </text:span>F<text:span text:style-name="T163">ornecedor</text:span></text:p>
          </table:table-cell>
        </table:table-row>
        <table:table-row>
          <table:table-cell table:style-name="Table17.A2" office:value-type="string">
            <text:p text:style-name="P101">Atores Envolvidos</text:p>
          </table:table-cell>
          <table:table-cell table:style-name="Table17.B2" office:value-type="string">
            <text:p text:style-name="P124">Usuário <text:span text:style-name="T144">e Fornecedor</text:span></text:p>
          </table:table-cell>
        </table:table-row>
        <table:table-row>
          <table:table-cell table:style-name="Table17.A2" office:value-type="string">
            <text:p text:style-name="P101"/>
            <text:p text:style-name="P101"/>
            <text:p text:style-name="P101">Pré-Condições</text:p>
          </table:table-cell>
          <table:table-cell table:style-name="Table17.B2" office:value-type="string">
            <text:p text:style-name="P128"><text:span text:style-name="T64">PR1</text:span>- <text:span text:style-name="T143">O usuário deve estar na tela Gerenciar Fornecedores;</text:span></text:p>
            <text:p text:style-name="P128"/>
            <text:p text:style-name="P175"><text:span text:style-name="T64">PR2</text:span>- O f<text:span text:style-name="T163">ornecedor</text:span> deve <text:span text:style-name="T151">estar</text:span> cadastrado no sistema;</text:p>
          </table:table-cell>
        </table:table-row>
        <table:table-row>
          <table:table-cell table:style-name="Table17.A2" office:value-type="string">
            <text:p text:style-name="P101"/>
            <text:p text:style-name="P101"/>
            <text:p text:style-name="P101"/>
            <text:p text:style-name="P101"/>
            <text:p text:style-name="P101"/>
            <text:p text:style-name="P101">Fluxo Principal</text:p>
          </table:table-cell>
          <table:table-cell table:style-name="Table17.B2" office:value-type="string">
            <text:p text:style-name="P137"><text:span text:style-name="T64">FP1</text:span>- <text:span text:style-name="T145">O usuário seleciona um dos itens (fornecedor) da lista Fornecedores cadastrados;</text:span></text:p>
            <text:p text:style-name="P137"/>
            <text:p text:style-name="P145"><text:span text:style-name="T64">FP</text:span><text:span text:style-name="T72">2</text:span>- O usuário clica no botão <text:span text:style-name="T152">Excluir</text:span>; <text:span text:style-name="T148">[</text:span><text:span text:style-name="T75">RN1</text:span><text:span text:style-name="T148">]</text:span></text:p>
            <text:p text:style-name="P157"/>
            <text:p text:style-name="P153"><text:span text:style-name="T64">FP</text:span><text:span text:style-name="T76">3</text:span>- <text:span text:style-name="T152">Após o usuário clicar no botão Excluir será exibida a mensagem “Tem certeza que deseja excluir o fornecedor (nome do fornecedor)? ”</text:span></text:p>
            <text:p text:style-name="P184"/>
            <text:p text:style-name="P181"><text:span text:style-name="T64">FP</text:span><text:span text:style-name="T76">4</text:span>- O usuário clica no botão Sim e o f<text:span text:style-name="T163">ornecedor </text:span>é excluído e retorna a tela Gerenci<text:span text:style-name="T158">ar </text:span>F<text:span text:style-name="T163">ornecedores. [</text:span><text:span text:style-name="T79">AF1</text:span><text:span text:style-name="T163">]</text:span></text:p>
          </table:table-cell>
        </table:table-row>
        <table:table-row>
          <table:table-cell table:style-name="Table17.A2" office:value-type="string">
            <text:p text:style-name="P101"/>
            <text:p text:style-name="P101">Fluxos Alternativos</text:p>
          </table:table-cell>
          <table:table-cell table:style-name="Table17.B2" office:value-type="string">
            <text:p text:style-name="P153"><text:span text:style-name="T71">AF1</text:span>- <text:span text:style-name="T152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01"/>
            <text:p text:style-name="P101">Regras de Negócio</text:p>
          </table:table-cell>
          <table:table-cell table:style-name="Table17.B2" office:value-type="string">
            <text:p text:style-name="P145"><text:span text:style-name="T64">RN1</text:span>- O botão <text:span text:style-name="T148">Excluir </text:span>só ficará ativado após ser <text:span text:style-name="T148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01">Pós-Condições</text:p>
          </table:table-cell>
          <table:table-cell table:style-name="Table17.B2" office:value-type="string">
            <text:p text:style-name="P150">O fo<text:span text:style-name="T163">rnecedor</text:span> estará <text:span text:style-name="T152">excluído</text:span></text:p>
          </table:table-cell>
        </table:table-row>
        <table:table-row>
          <table:table-cell table:style-name="Table17.A2" office:value-type="string">
            <text:p text:style-name="P101">Casos de uso Dependentes</text:p>
          </table:table-cell>
          <table:table-cell table:style-name="Table17.B2" office:value-type="string">
            <text:p text:style-name="P178">Não se aplica</text:p>
          </table:table-cell>
        </table:table-row>
      </table:table>
      <text:p text:style-name="P89"/>
      <text:p text:style-name="P89"/>
      <text:h text:style-name="P236" text:outline-level="3"><text:bookmark-start text:name="__RefHeading__3486_808421346"/><text:span text:style-name="T176">2.</text:span>2<text:span text:style-name="T151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1">Caso de uso</text:p>
          </table:table-cell>
          <table:table-cell table:style-name="Table18.B1" office:value-type="string">
            <text:p text:style-name="P107"><text:span text:style-name="T158">Editar </text:span>F<text:span text:style-name="T163">ornecedor</text:span></text:p>
          </table:table-cell>
        </table:table-row>
        <table:table-row>
          <table:table-cell table:style-name="Table18.A2" office:value-type="string">
            <text:p text:style-name="P101">Atores Envolvidos</text:p>
          </table:table-cell>
          <table:table-cell table:style-name="Table18.B2" office:value-type="string">
            <text:p text:style-name="P124">Usuário <text:span text:style-name="T144">e Fornecedor</text:span></text:p>
          </table:table-cell>
        </table:table-row>
        <table:table-row>
          <table:table-cell table:style-name="Table18.A2" office:value-type="string">
            <text:p text:style-name="P101"/>
            <text:p text:style-name="P101"/>
            <text:p text:style-name="P101">Pré-Condições</text:p>
          </table:table-cell>
          <table:table-cell table:style-name="Table18.B2" office:value-type="string">
            <text:p text:style-name="P128"><text:span text:style-name="T64">PR1</text:span>- <text:span text:style-name="T143">O usuário deve estar na tela Gerenciar Fornecedores;</text:span></text:p>
            <text:p text:style-name="P128"/>
            <text:p text:style-name="P175"><text:soft-page-break/><text:span text:style-name="T64">PR2</text:span>- O f<text:span text:style-name="T163">ornecedor </text:span>deve <text:span text:style-name="T151">estar</text:span> cadastrado no sistema;</text:p>
          </table:table-cell>
        </table:table-row>
        <table:table-row>
          <table:table-cell table:style-name="Table18.A2" office:value-type="string">
            <text:p text:style-name="P101"/>
            <text:p text:style-name="P101"/>
            <text:p text:style-name="P101"/>
            <text:p text:style-name="P101"/>
            <text:p text:style-name="P101">Fluxo Principal</text:p>
          </table:table-cell>
          <table:table-cell table:style-name="Table18.B2" office:value-type="string">
            <text:p text:style-name="P137"><text:span text:style-name="T64">FP1</text:span>- <text:span text:style-name="T145">O usuário seleciona um dos itens (fornecedor) da lista Fornecedores cadastrados;</text:span></text:p>
            <text:p text:style-name="P145"/>
            <text:p text:style-name="P145"><text:span text:style-name="T64">FP</text:span><text:span text:style-name="T72">2</text:span>- O usuário clica no botão <text:span text:style-name="T159">Alterar</text:span>; <text:span text:style-name="T148">[</text:span><text:span text:style-name="T75">RN1</text:span><text:span text:style-name="T148">]</text:span></text:p>
            <text:p text:style-name="P145"/>
            <text:p text:style-name="P153"><text:span text:style-name="T64">FP</text:span><text:span text:style-name="T76">3</text:span>- <text:span text:style-name="T152">Após o usuário clicar no botão Alterar será exibida a mensagem “Tem certeza que deseja editar o fornecedor (nome do fornecedor)?”</text:span></text:p>
            <text:p text:style-name="P181"/>
            <text:p text:style-name="P181"><text:span text:style-name="T64">FP</text:span><text:span text:style-name="T76">4</text:span>- O usuário <text:span text:style-name="T159">clica no botão Sim e é </text:span>redirecionado para tela de cadastro onde todos os campos já estarão preenchidos; <text:span text:style-name="T159">[</text:span><text:span text:style-name="T77">AF1</text:span><text:span text:style-name="T159">]</text:span></text:p>
            <text:p text:style-name="P189"/>
            <text:p text:style-name="P189"><text:span text:style-name="T64">FP</text:span><text:span text:style-name="T76">5</text:span>- O usuário altera os dados que ele deseja e clica no botão <text:span text:style-name="T157">Salvar</text:span>;</text:p>
          </table:table-cell>
        </table:table-row>
        <table:table-row>
          <table:table-cell table:style-name="Table18.A2" office:value-type="string">
            <text:p text:style-name="P101"/>
            <text:p text:style-name="P101">Fluxos Alternativos</text:p>
          </table:table-cell>
          <table:table-cell table:style-name="Table18.B2" office:value-type="string">
            <text:p text:style-name="P153"><text:span text:style-name="T71">AF1</text:span>- <text:span text:style-name="T152">Se o usuário clicar no botão </text:span><text:span text:style-name="T154">Não</text:span><text:span text:style-name="T152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01"/>
            <text:p text:style-name="P101">Regras de Negócio</text:p>
          </table:table-cell>
          <table:table-cell table:style-name="Table18.B2" office:value-type="string">
            <text:p text:style-name="P145"><text:span text:style-name="T64">RN1</text:span>- O botão <text:span text:style-name="T159">Alterar </text:span>só ficará ativado após ser <text:span text:style-name="T148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01">Pós-Condições</text:p>
          </table:table-cell>
          <table:table-cell table:style-name="Table18.B2" office:value-type="string">
            <text:p text:style-name="P150">O f<text:span text:style-name="T164">ornecedor</text:span> estará <text:span text:style-name="T159">alterado.</text:span></text:p>
          </table:table-cell>
        </table:table-row>
        <table:table-row>
          <table:table-cell table:style-name="Table18.A2" office:value-type="string">
            <text:p text:style-name="P101">Casos de uso Dependentes</text:p>
          </table:table-cell>
          <table:table-cell table:style-name="Table18.B2" office:value-type="string">
            <text:p text:style-name="P178">Não se aplica</text:p>
          </table:table-cell>
        </table:table-row>
      </table:table>
      <text:p text:style-name="P88"/>
      <text:p text:style-name="P88"/>
      <text:h text:style-name="P236" text:outline-level="3"><text:bookmark-start text:name="__RefHeading__3488_808421346"/><text:span text:style-name="T176">2.</text:span>2<text:span text:style-name="T151">.4</text:span>. <text:span text:style-name="T165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1">Caso de uso</text:p>
          </table:table-cell>
          <table:table-cell table:style-name="Table19.B1" office:value-type="string">
            <text:p text:style-name="P108">Consultar Fornecedor</text:p>
          </table:table-cell>
        </table:table-row>
        <table:table-row>
          <table:table-cell table:style-name="Table19.A2" office:value-type="string">
            <text:p text:style-name="P101">Atores Envolvidos</text:p>
          </table:table-cell>
          <table:table-cell table:style-name="Table19.B2" office:value-type="string">
            <text:p text:style-name="P124">Usuário</text:p>
          </table:table-cell>
        </table:table-row>
        <table:table-row>
          <table:table-cell table:style-name="Table19.A2" office:value-type="string">
            <text:p text:style-name="P101"/>
            <text:p text:style-name="P101">Pré-Condições</text:p>
          </table:table-cell>
          <table:table-cell table:style-name="Table19.B2" office:value-type="string">
            <text:p text:style-name="P128"><text:span text:style-name="T64">PR1</text:span>- <text:span text:style-name="T143">O usuário deve estar na tela Gerenciar Fornecedores;</text:span></text:p>
            <text:p text:style-name="P128"/>
            <text:p text:style-name="P175"><text:span text:style-name="T64">PR2</text:span>- O f<text:span text:style-name="T164">ornecedor</text:span> deve <text:span text:style-name="T151">estar</text:span> cadastrado no sistema;</text:p>
          </table:table-cell>
        </table:table-row>
        <table:table-row>
          <table:table-cell table:style-name="Table19.A2" office:value-type="string">
            <text:p text:style-name="P101"/>
            <text:p text:style-name="P101"/>
            <text:p text:style-name="P101"/>
            <text:p text:style-name="P101"/>
            <text:p text:style-name="P101">Fluxo Principal</text:p>
          </table:table-cell>
          <table:table-cell table:style-name="Table19.B2" office:value-type="string">
            <text:p text:style-name="P137"><text:span text:style-name="T64">FP1</text:span>- <text:span text:style-name="T145">O usuário seleciona um dos itens (fornecedor) da lista Fornecedores cadastrados;</text:span></text:p>
            <text:p text:style-name="P137"/>
            <text:p text:style-name="P145"><text:span text:style-name="T64">FP</text:span><text:span text:style-name="T72">2</text:span>- O usuário clica <text:span text:style-name="T160">2 vezes no item (fornecedor) selecionado;</text:span></text:p>
            <text:p text:style-name="P153"/>
            <text:p text:style-name="P153"><text:span text:style-name="T64">FP</text:span><text:span text:style-name="T76">3</text:span>- <text:span text:style-name="T152">Após o usuário clicar 2 vezes no item (fornecedor) selecionado será exibida na tela todos os dados do fornecedor.</text:span></text:p>
            <text:p text:style-name="P194"><text:soft-page-break/></text:p>
            <text:p text:style-name="P194"><text:span text:style-name="T64">FP</text:span><text:span text:style-name="T76">4</text:span>- O usuário clica no botão fechar e retorna para a tela Gerenciar F<text:span text:style-name="T164">ornecedore</text:span>s.</text:p>
          </table:table-cell>
        </table:table-row>
        <table:table-row>
          <table:table-cell table:style-name="Table19.A2" office:value-type="string">
            <text:p text:style-name="P101">Fluxos Alternativos</text:p>
          </table:table-cell>
          <table:table-cell table:style-name="Table19.B2" office:value-type="string">
            <text:p text:style-name="P192">Não se aplica</text:p>
          </table:table-cell>
        </table:table-row>
        <table:table-row>
          <table:table-cell table:style-name="Table19.A2" office:value-type="string">
            <text:p text:style-name="P101">Regras de Negócio</text:p>
          </table:table-cell>
          <table:table-cell table:style-name="Table19.B2" office:value-type="string">
            <text:p text:style-name="P192">Não se aplica</text:p>
          </table:table-cell>
        </table:table-row>
        <table:table-row>
          <table:table-cell table:style-name="Table19.A2" office:value-type="string">
            <text:p text:style-name="P101">Pós-Condições</text:p>
          </table:table-cell>
          <table:table-cell table:style-name="Table19.B2" office:value-type="string">
            <text:p text:style-name="P192">Serão exibidos os dados do f<text:span text:style-name="T164">ornecedor</text:span></text:p>
          </table:table-cell>
        </table:table-row>
        <table:table-row>
          <table:table-cell table:style-name="Table19.A2" office:value-type="string">
            <text:p text:style-name="P101">Casos de uso Dependentes</text:p>
          </table:table-cell>
          <table:table-cell table:style-name="Table19.B2" office:value-type="string">
            <text:p text:style-name="P178">Não se aplica</text:p>
          </table:table-cell>
        </table:table-row>
      </table:table>
      <text:p text:style-name="P88"/>
      <text:p text:style-name="P90"/>
      <text:p text:style-name="P90">Funcionalidade 03: Efetuar Compras</text:p>
      <text:h text:style-name="P236" text:outline-level="3"><text:span text:style-name="T82">2</text:span><text:span text:style-name="T68">.</text:span><text:span text:style-name="T82">3</text:span><text:span text:style-name="T64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1">Caso de uso</text:p>
          </table:table-cell>
          <table:table-cell table:style-name="Table21.B1" office:value-type="string">
            <text:p text:style-name="P107">Efetuar Compras</text:p>
          </table:table-cell>
        </table:table-row>
        <table:table-row>
          <table:table-cell table:style-name="Table21.A2" office:value-type="string">
            <text:p text:style-name="P101">Atores Envolvidos</text:p>
          </table:table-cell>
          <table:table-cell table:style-name="Table21.B2" office:value-type="string">
            <text:p text:style-name="P124">Gerente <text:span text:style-name="T183">e Fornecedor</text:span></text:p>
          </table:table-cell>
        </table:table-row>
        <table:table-row>
          <table:table-cell table:style-name="Table21.A2" office:value-type="string">
            <text:p text:style-name="P97"/>
            <text:p text:style-name="P97">Pré-Condições</text:p>
          </table:table-cell>
          <table:table-cell table:style-name="Table21.B2" office:value-type="string">
            <text:p text:style-name="P128"><text:span text:style-name="T64">PR1</text:span>- <text:span text:style-name="T143">O gerente deve estar na tela Gerenciar Compras.</text:span></text:p>
            <text:p text:style-name="P132"/>
          </table:table-cell>
        </table:table-row>
        <table:table-row>
          <table:table-cell table:style-name="Table21.A2" office:value-type="string">
            <text:p text:style-name="P101"/>
            <text:p text:style-name="P101"/>
            <text:p text:style-name="P101"/>
            <text:p text:style-name="P101"/>
            <text:p text:style-name="P101"/>
            <text:p text:style-name="P101">Fluxo Principal</text:p>
          </table:table-cell>
          <table:table-cell table:style-name="Table21.B2" office:value-type="string">
            <text:p text:style-name="P137"><text:span text:style-name="T64">FP1</text:span>- <text:span text:style-name="T145">O gerente seleciona o produto;</text:span></text:p>
            <text:p text:style-name="P141"/>
            <text:p text:style-name="P141"><text:span text:style-name="T64">FP2</text:span>- <text:s/><text:span text:style-name="T146">O gerente seleciona a quantidade de produtos.</text:span></text:p>
            <text:p text:style-name="P145"/>
            <text:p text:style-name="P145"><text:span text:style-name="T64">FP3</text:span>- O <text:span text:style-name="T177">gerente</text:span> clica no botão Salvar; <text:span text:style-name="T148">[RN1]</text:span></text:p>
            <text:p text:style-name="P153"/>
            <text:p text:style-name="P153"><text:span text:style-name="T64">FP</text:span><text:span text:style-name="T70">4</text:span>- <text:s/><text:span text:style-name="T177">O gerente preenche a campo data da compra.</text:span></text:p>
            <text:p text:style-name="P153"/>
            <text:p text:style-name="P196"><text:span text:style-name="T64">FP5-</text:span> O cliente seleciona o fornecedor.</text:p>
            <text:p text:style-name="P116"/>
            <text:p text:style-name="P116">FP<text:span text:style-name="T178">6</text:span>- <text:span text:style-name="T168">O gerente clica no botão Encaminhar Pedido.</text:span></text:p>
            <text:p text:style-name="P153"/>
            <text:p text:style-name="P116">FP<text:span text:style-name="T178">7</text:span>- <text:span text:style-name="T168">Um relatório com os produtos selecionados é gerado.</text:span></text:p>
            <text:p text:style-name="P153"/>
          </table:table-cell>
        </table:table-row>
        <table:table-row>
          <table:table-cell table:style-name="Table21.A2" office:value-type="string">
            <text:p text:style-name="P101">Fluxos Alternativos</text:p>
          </table:table-cell>
          <table:table-cell table:style-name="Table21.B2" office:value-type="string">
            <text:p text:style-name="P153"><text:span text:style-name="T71">AF1</text:span>- S<text:span text:style-name="T177">e o cliente clicar no botão </text:span><text:span text:style-name="T83">Cancelar </text:span><text:span text:style-name="T170">será exibida a mensagem “Tem certeza que deseja cancelar a operação?”</text:span></text:p>
            <text:p text:style-name="P116">AF2- <text:span text:style-name="T168">Caso ele clique em </text:span>SIM <text:span text:style-name="T168">a operação é cancelada.</text:span></text:p>
          </table:table-cell>
        </table:table-row>
        <table:table-row>
          <table:table-cell table:style-name="Table21.A2" office:value-type="string">
            <text:p text:style-name="P101"/>
            <text:p text:style-name="P101">Regras de Negócio</text:p>
          </table:table-cell>
          <table:table-cell table:style-name="Table21.B2" office:value-type="string">
            <text:p text:style-name="P197">Não se aplica.</text:p>
          </table:table-cell>
        </table:table-row>
        <table:table-row>
          <table:table-cell table:style-name="Table21.A2" office:value-type="string">
            <text:p text:style-name="P101">Pós-Condições</text:p>
          </table:table-cell>
          <table:table-cell table:style-name="Table21.B2" office:value-type="string">
            <text:p text:style-name="P145">O <text:span text:style-name="T177">pedido é encaminhado.</text:span></text:p>
          </table:table-cell>
        </table:table-row>
        <table:table-row>
          <table:table-cell table:style-name="Table21.A2" office:value-type="string">
            <text:p text:style-name="P101">Casos de uso Dependentes</text:p>
          </table:table-cell>
          <table:table-cell table:style-name="Table21.B2" office:value-type="string">
            <text:p text:style-name="P197">Não se aplica.</text:p>
          </table:table-cell>
        </table:table-row>
      </table:table>
      <text:p text:style-name="P88"><text:soft-page-break/></text:p>
      <text:h text:style-name="P226" text:outline-level="2"><text:bookmark-start text:name="__RefHeading__3490_808421346"/><text:span text:style-name="T126">2.4. F</text:span><text:span text:style-name="T119">uncionalidade 04</text:span><text:span text:style-name="T127">(Gerenciar Veículos)</text:span><text:bookmark-end text:name="__RefHeading__3490_808421346"/></text:h>
      <text:h text:style-name="P238" text:outline-level="3"><text:bookmark-start text:name="__RefHeading__3492_808421346"/><text:span text:style-name="T137">2</text:span><text:span text:style-name="T135">.</text:span><text:span text:style-name="T137">4</text:span><text:span text:style-name="T135">.</text:span><text:span text:style-name="T134">1. Cadastrar </text:span><text:span text:style-name="T136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5">Caso de uso</text:p>
          </table:table-cell>
          <table:table-cell table:style-name="Table5.B1" office:value-type="string">
            <text:p text:style-name="P109">Cadastrar Veículo</text:p>
          </table:table-cell>
        </table:table-row>
        <table:table-row>
          <table:table-cell table:style-name="Table5.A2" office:value-type="string">
            <text:p text:style-name="P101">Atores Envolvidos</text:p>
          </table:table-cell>
          <table:table-cell table:style-name="Table5.B2" office:value-type="string">
            <text:p text:style-name="P124">Usuário</text:p>
          </table:table-cell>
        </table:table-row>
        <table:table-row>
          <table:table-cell table:style-name="Table5.A2" office:value-type="string">
            <text:p text:style-name="P101"/>
            <text:p text:style-name="P101">Pré-Condições</text:p>
          </table:table-cell>
          <table:table-cell table:style-name="Table5.B2" office:value-type="string">
            <text:p text:style-name="P128"><text:span text:style-name="T64">PR1</text:span>- <text:span text:style-name="T143">O usuário deve estar na tela Gerenciar Veículos.</text:span></text:p>
            <text:p text:style-name="P132"/>
          </table:table-cell>
        </table:table-row>
        <table:table-row>
          <table:table-cell table:style-name="Table5.A2" office:value-type="string">
            <text:p text:style-name="P101"/>
            <text:p text:style-name="P101"/>
            <text:p text:style-name="P101"/>
            <text:p text:style-name="P101"/>
            <text:p text:style-name="P101"/>
            <text:p text:style-name="P101">Fluxo Principal</text:p>
          </table:table-cell>
          <table:table-cell table:style-name="Table5.B2" office:value-type="string">
            <text:p text:style-name="P137"><text:span text:style-name="T64">FP1</text:span>- <text:span text:style-name="T145">O usuário clica no botão Novo Veículo;</text:span></text:p>
            <text:p text:style-name="P137"/>
            <text:p text:style-name="P141"><text:span text:style-name="T64">FP2</text:span>- <text:s/><text:span text:style-name="T146">O usuário deverá preencher os campos no formulário (tipo, combustível, marca, modelo, placa, ano, observações);[RN2]</text:span></text:p>
            <text:p text:style-name="P145"/>
            <text:p text:style-name="P145"><text:span text:style-name="T64">FP3</text:span>- O usuário clica no botão Salvar; <text:span text:style-name="T148">[</text:span><text:span text:style-name="T75">RN1</text:span><text:span text:style-name="T148">]</text:span></text:p>
            <text:p text:style-name="P153"/>
            <text:p text:style-name="P153"><text:span text:style-name="T64">FP</text:span><text:span text:style-name="T70">4</text:span>- O sistema verifica na base <text:span text:style-name="T149">de dados </text:span>se <text:span text:style-name="T150">já não há um</text:span> <text:span text:style-name="T166">veículo </text:span>cadastrado <text:span text:style-name="T150">com a mesma placa</text:span>;</text:p>
          </table:table-cell>
        </table:table-row>
        <table:table-row>
          <table:table-cell table:style-name="Table5.A2" office:value-type="string">
            <text:p text:style-name="P105"/>
            <text:p text:style-name="P105"/>
            <text:p text:style-name="P105"/>
            <text:p text:style-name="P101">Fluxos Alternativos</text:p>
          </table:table-cell>
          <table:table-cell table:style-name="Table5.B2" office:value-type="string">
            <text:p text:style-name="P153"><text:span text:style-name="T71">AF1</text:span>- Se o <text:span text:style-name="T166">veículo </text:span>já estiver cadastrado <text:span text:style-name="T149">será</text:span> exibida a mensagem: “<text:span text:style-name="T166">veículo </text:span>já existe!”</text:p>
            <text:p text:style-name="P153"/>
            <text:p text:style-name="P161"><text:span text:style-name="T64">AF</text:span><text:span text:style-name="T71">2</text:span>- Caso o usuário informe um número de <text:span text:style-name="T166">placa </text:span>inferior há <text:span text:style-name="T166">7 </text:span>dígitos será exibida a mensagem: “<text:span text:style-name="T166">placa </text:span>inválid<text:span text:style-name="T166">a</text:span>!” </text:p>
          </table:table-cell>
        </table:table-row>
        <table:table-row>
          <table:table-cell table:style-name="Table5.A2" office:value-type="string">
            <text:p text:style-name="P101"/>
            <text:p text:style-name="P101">Regras de Negócio</text:p>
          </table:table-cell>
          <table:table-cell table:style-name="Table5.B2" office:value-type="string">
            <text:p text:style-name="P145"><text:span text:style-name="T64">RN1</text:span>- O botão Salvar só ficará ativado após serem preenchidos <text:span text:style-name="T166">todos os campos exceto observações</text:span>.</text:p>
            <text:p text:style-name="P150"/>
            <text:p text:style-name="P170"><text:span text:style-name="T64">RN2</text:span>- <text:span text:style-name="T166">A placa </text:span>deve conter <text:span text:style-name="T166">7 </text:span>dígitos.</text:p>
          </table:table-cell>
        </table:table-row>
        <table:table-row>
          <table:table-cell table:style-name="Table5.A2" office:value-type="string">
            <text:p text:style-name="P101">Pós-Condições</text:p>
          </table:table-cell>
          <table:table-cell table:style-name="Table5.B2" office:value-type="string">
            <text:p text:style-name="P150">O <text:span text:style-name="T166">veículo</text:span> estará cadas<text:span text:style-name="T166">trado;</text:span></text:p>
          </table:table-cell>
        </table:table-row>
        <table:table-row>
          <table:table-cell table:style-name="Table5.A2" office:value-type="string">
            <text:p text:style-name="P101">Casos de uso Dependentes</text:p>
          </table:table-cell>
          <table:table-cell table:style-name="Table5.B2" office:value-type="string">
            <text:p text:style-name="P173">UC 1.2, UC1.3, UC 1.4</text:p>
          </table:table-cell>
        </table:table-row>
      </table:table>
      <text:h text:style-name="P236" text:outline-level="3"/>
      <text:h text:style-name="P236" text:outline-level="3"><text:bookmark-start text:name="__RefHeading__3494_808421346"/><text:span text:style-name="T82">2</text:span><text:span text:style-name="T67">.</text:span><text:span text:style-name="T82">4</text:span><text:span text:style-name="T67">.2</text:span><text:span text:style-name="T74">. </text:span><text:span text:style-name="T80">Excluir</text:span><text:span text:style-name="T74"> </text:span><text:span text:style-name="T80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1">Caso de uso</text:p>
          </table:table-cell>
          <table:table-cell table:style-name="Table6.B1" office:value-type="string">
            <text:p text:style-name="P112">Excluir Veículo</text:p>
          </table:table-cell>
        </table:table-row>
        <table:table-row>
          <table:table-cell table:style-name="Table6.A2" office:value-type="string">
            <text:p text:style-name="P101">Atores Envolvidos</text:p>
          </table:table-cell>
          <table:table-cell table:style-name="Table6.B2" office:value-type="string">
            <text:p text:style-name="P124">Usuário</text:p>
          </table:table-cell>
        </table:table-row>
        <table:table-row>
          <table:table-cell table:style-name="Table6.A2" office:value-type="string">
            <text:p text:style-name="P101"/>
            <text:p text:style-name="P101"/>
            <text:p text:style-name="P101">Pré-Condições</text:p>
          </table:table-cell>
          <table:table-cell table:style-name="Table6.B2" office:value-type="string">
            <text:p text:style-name="P128"><text:span text:style-name="T64">PR1</text:span>- <text:span text:style-name="T143">O usuário deve estar na tela Gerenciar Veículos;</text:span></text:p>
            <text:p text:style-name="P128"/>
            <text:p text:style-name="P175"><text:span text:style-name="T64">PR2</text:span>- O <text:span text:style-name="T167">veículo </text:span>deve <text:span text:style-name="T151">estar</text:span> cadastrado no <text:soft-page-break/>sistema;</text:p>
          </table:table-cell>
        </table:table-row>
        <table:table-row>
          <table:table-cell table:style-name="Table6.A2" office:value-type="string">
            <text:p text:style-name="P101"/>
            <text:p text:style-name="P101"/>
            <text:p text:style-name="P101"/>
            <text:p text:style-name="P101"/>
            <text:p text:style-name="P101">Fluxo Principal</text:p>
          </table:table-cell>
          <table:table-cell table:style-name="Table6.B2" office:value-type="string">
            <text:p text:style-name="P137"><text:span text:style-name="T64">FP1</text:span>- <text:span text:style-name="T145">O usuário seleciona um dos itens “veículos” da lista Veículos cadastrados;</text:span></text:p>
            <text:p text:style-name="P137"/>
            <text:p text:style-name="P145"><text:span text:style-name="T64">FP</text:span><text:span text:style-name="T72">2</text:span>- O usuário clica no botão <text:span text:style-name="T152">Excluir</text:span>; <text:span text:style-name="T148">[</text:span><text:span text:style-name="T75">RN1</text:span><text:span text:style-name="T148">]</text:span></text:p>
            <text:p text:style-name="P153"/>
            <text:p text:style-name="P153"><text:span text:style-name="T64">FP</text:span><text:span text:style-name="T81">3</text:span><text:span text:style-name="T169">-</text:span> <text:span text:style-name="T152">Após o usuário clicar no botão Excluir será exibida a mensagem “ Tem certeza que deseja excluir este veículo? ”</text:span></text:p>
            <text:p text:style-name="P181"/>
            <text:p text:style-name="P181"><text:span text:style-name="T64">FP</text:span><text:span text:style-name="T81">4</text:span>- O usuário clica no botão Sim e o <text:span text:style-name="T174">veículo </text:span>é excluido e retorna <text:span text:style-name="T174">par</text:span>a tela Gerenci<text:span text:style-name="T158">ar Veículos</text:span>.<text:span text:style-name="T158">[</text:span><text:span text:style-name="T73">AF1</text:span><text:span text:style-name="T158">]</text:span></text:p>
          </table:table-cell>
        </table:table-row>
        <table:table-row>
          <table:table-cell table:style-name="Table6.A2" office:value-type="string">
            <text:p text:style-name="P101"/>
            <text:p text:style-name="P101">Fluxos Alternativos</text:p>
          </table:table-cell>
          <table:table-cell table:style-name="Table6.B2" office:value-type="string">
            <text:p text:style-name="P153"><text:span text:style-name="T71">AF1</text:span>- <text:span text:style-name="T152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01"/>
            <text:p text:style-name="P101">Regras de Negócio</text:p>
          </table:table-cell>
          <table:table-cell table:style-name="Table6.B2" office:value-type="string">
            <text:p text:style-name="P145"><text:span text:style-name="T64">RN1</text:span>- O botão <text:span text:style-name="T148">Excluir </text:span>só ficará ativado após ser <text:span text:style-name="T148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01">Pós-Condições</text:p>
          </table:table-cell>
          <table:table-cell table:style-name="Table6.B2" office:value-type="string">
            <text:p text:style-name="P150">O <text:span text:style-name="T174">veículo</text:span> estará <text:span text:style-name="T152">excluído</text:span></text:p>
          </table:table-cell>
        </table:table-row>
        <table:table-row>
          <table:table-cell table:style-name="Table6.A2" office:value-type="string">
            <text:p text:style-name="P101">Casos de uso Dependentes</text:p>
          </table:table-cell>
          <table:table-cell table:style-name="Table6.B2" office:value-type="string">
            <text:p text:style-name="P178">Não se aplica</text:p>
          </table:table-cell>
        </table:table-row>
      </table:table>
      <text:p text:style-name="P89"/>
      <text:p text:style-name="P89"/>
      <text:h text:style-name="P236" text:outline-level="3"><text:bookmark-start text:name="__RefHeading__3496_808421346"/><text:span text:style-name="T176">2.4.3</text:span>. <text:span text:style-name="T147">Editar</text:span> <text:span text:style-name="T147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1">Caso de uso</text:p>
          </table:table-cell>
          <table:table-cell table:style-name="Table7.B1" office:value-type="string">
            <text:p text:style-name="P114">Editar Veículos</text:p>
          </table:table-cell>
        </table:table-row>
        <table:table-row>
          <table:table-cell table:style-name="Table7.A2" office:value-type="string">
            <text:p text:style-name="P101">Atores Envolvidos</text:p>
          </table:table-cell>
          <table:table-cell table:style-name="Table7.B2" office:value-type="string">
            <text:p text:style-name="P124">Usuário</text:p>
          </table:table-cell>
        </table:table-row>
        <table:table-row>
          <table:table-cell table:style-name="Table7.A2" office:value-type="string">
            <text:p text:style-name="P101"/>
            <text:p text:style-name="P101">Pré-Condições</text:p>
          </table:table-cell>
          <table:table-cell table:style-name="Table7.B2" office:value-type="string">
            <text:p text:style-name="P128"><text:span text:style-name="T64">PR1</text:span>- <text:span text:style-name="T143">O usuário deve estar na tela Gerenciar Veículos;</text:span></text:p>
            <text:p text:style-name="P128"/>
            <text:p text:style-name="P175"><text:span text:style-name="T64">PR2</text:span>- O <text:span text:style-name="T174">veículo</text:span> deve <text:span text:style-name="T151">estar</text:span> cadastrado no sistema;</text:p>
          </table:table-cell>
        </table:table-row>
        <table:table-row>
          <table:table-cell table:style-name="Table7.A2" office:value-type="string"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>Fluxo Principal</text:p>
          </table:table-cell>
          <table:table-cell table:style-name="Table7.B2" office:value-type="string">
            <text:p text:style-name="P137"><text:span text:style-name="T64">FP1</text:span>- <text:span text:style-name="T145">O usuário seleciona um dos itens “veículo” da lista Veículos cadastrados;</text:span></text:p>
            <text:p text:style-name="P137"/>
            <text:p text:style-name="P145"><text:span text:style-name="T64">FP</text:span><text:span text:style-name="T72">2</text:span>- O usuário clica no botão <text:span text:style-name="T159">Alterar</text:span>;<text:span text:style-name="T148">[RN1]</text:span></text:p>
            <text:p text:style-name="P153"/>
            <text:p text:style-name="P153"><text:span text:style-name="T64">FP</text:span><text:span text:style-name="T81">3</text:span>- <text:span text:style-name="T152">Após o usuário clicar no botão Alterar será exibida a mensagem “Tem certeza que deseja editar este veículo?”</text:span></text:p>
            <text:p text:style-name="P181"/>
            <text:p text:style-name="P181"><text:span text:style-name="T64">FP</text:span><text:span text:style-name="T81">4</text:span>- O usuário <text:span text:style-name="T159">clica no botão Sim e é </text:span>redirecionado para tela de cadastro onde todos os campos já estarão preenchidos; <text:span text:style-name="T159">[</text:span><text:span text:style-name="T77">AF1</text:span><text:span text:style-name="T159">]</text:span></text:p>
            <text:p text:style-name="P189"/>
            <text:p text:style-name="P189"><text:soft-page-break/><text:span text:style-name="T64">FP</text:span><text:span text:style-name="T81">5</text:span>- O usuário altera os dados que ele deseja e clica no botão Salvar;</text:p>
          </table:table-cell>
        </table:table-row>
        <table:table-row>
          <table:table-cell table:style-name="Table7.A2" office:value-type="string">
            <text:p text:style-name="P101"/>
            <text:p text:style-name="P101">Fluxos Alternativos</text:p>
          </table:table-cell>
          <table:table-cell table:style-name="Table7.B2" office:value-type="string">
            <text:p text:style-name="P153"><text:span text:style-name="T71">AF1</text:span>- <text:span text:style-name="T152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01"/>
            <text:p text:style-name="P101">Regras de Negócio</text:p>
          </table:table-cell>
          <table:table-cell table:style-name="Table7.B2" office:value-type="string">
            <text:p text:style-name="P145"><text:span text:style-name="T64">RN1</text:span>- O botão <text:span text:style-name="T159">Alterar </text:span>só ficará ativado após ser <text:span text:style-name="T148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01">Pós-Condições</text:p>
          </table:table-cell>
          <table:table-cell table:style-name="Table7.B2" office:value-type="string">
            <text:p text:style-name="P150">O <text:span text:style-name="T175">veículo </text:span>estará <text:span text:style-name="T159">alterado.</text:span></text:p>
          </table:table-cell>
        </table:table-row>
        <table:table-row>
          <table:table-cell table:style-name="Table7.A2" office:value-type="string">
            <text:p text:style-name="P101">Casos de uso Dependentes</text:p>
          </table:table-cell>
          <table:table-cell table:style-name="Table7.B2" office:value-type="string">
            <text:p text:style-name="P178">Não se aplica</text:p>
          </table:table-cell>
        </table:table-row>
      </table:table>
      <text:p text:style-name="P78"/>
      <text:p text:style-name="P67"/>
      <text:h text:style-name="P236" text:outline-level="3"><text:span text:style-name="T176">2.4.4</text:span>. <text:span text:style-name="T147">Consultar</text:span> <text:span text:style-name="T147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1">Caso de uso</text:p>
          </table:table-cell>
          <table:table-cell table:style-name="Table8.B1" office:value-type="string">
            <text:p text:style-name="P108">Consultar Veículo</text:p>
          </table:table-cell>
        </table:table-row>
        <table:table-row>
          <table:table-cell table:style-name="Table8.A2" office:value-type="string">
            <text:p text:style-name="P101">Atores Envolvidos</text:p>
          </table:table-cell>
          <table:table-cell table:style-name="Table8.B2" office:value-type="string">
            <text:p text:style-name="P124">Usuário</text:p>
          </table:table-cell>
        </table:table-row>
        <table:table-row>
          <table:table-cell table:style-name="Table8.A2" office:value-type="string">
            <text:p text:style-name="P101">Pré-Condições</text:p>
          </table:table-cell>
          <table:table-cell table:style-name="Table8.B2" office:value-type="string">
            <text:p text:style-name="P128"><text:span text:style-name="T64">PR1</text:span>- <text:span text:style-name="T143">O usuário deve estar na tela Gerenciar Veículos;</text:span></text:p>
            <text:p text:style-name="P128"/>
            <text:p text:style-name="P175"><text:span text:style-name="T64">PR2</text:span>- O <text:span text:style-name="T175">veículo </text:span>deve <text:span text:style-name="T151">estar</text:span> cadastrado no sistema;</text:p>
          </table:table-cell>
        </table:table-row>
        <table:table-row>
          <table:table-cell table:style-name="Table8.A2" office:value-type="string">
            <text:p text:style-name="P101"/>
            <text:p text:style-name="P101"/>
            <text:p text:style-name="P101">Fluxo Principal</text:p>
          </table:table-cell>
          <table:table-cell table:style-name="Table8.B2" office:value-type="string">
            <text:p text:style-name="P137"><text:span text:style-name="T64">FP1</text:span>- <text:span text:style-name="T145">O usuário seleciona um dos itens “veículo” da lista Veículos cadastrados;</text:span></text:p>
            <text:p text:style-name="P137"/>
            <text:p text:style-name="P145"><text:span text:style-name="T64">FP</text:span><text:span text:style-name="T72">2</text:span>- O usuário clica <text:span text:style-name="T160">2 vezes no item “veículo” selecionado;</text:span></text:p>
            <text:p text:style-name="P153"/>
            <text:p text:style-name="P153"><text:span text:style-name="T64">FP</text:span><text:span text:style-name="T81">3</text:span>- <text:span text:style-name="T152">Após o usuário clicar 2 vezes no item “veículo” selecionado será exibida na tela todos os dados do veículo;</text:span></text:p>
            <text:p text:style-name="P194"/>
            <text:p text:style-name="P194"><text:span text:style-name="T64">FP</text:span><text:span text:style-name="T81">4</text:span>- O usuário clica no botão fechar e retorna para a tela Gerenciar <text:span text:style-name="T175">Veículos</text:span>.</text:p>
          </table:table-cell>
        </table:table-row>
        <table:table-row>
          <table:table-cell table:style-name="Table8.A2" office:value-type="string">
            <text:p text:style-name="P101">Fluxos Alternativos</text:p>
          </table:table-cell>
          <table:table-cell table:style-name="Table8.B2" office:value-type="string">
            <text:p text:style-name="P192">Não se aplica</text:p>
          </table:table-cell>
        </table:table-row>
        <table:table-row>
          <table:table-cell table:style-name="Table8.A2" office:value-type="string">
            <text:p text:style-name="P101">Regras de Negócio</text:p>
          </table:table-cell>
          <table:table-cell table:style-name="Table8.B2" office:value-type="string">
            <text:p text:style-name="P192">Não se aplica</text:p>
          </table:table-cell>
        </table:table-row>
        <table:table-row>
          <table:table-cell table:style-name="Table8.A2" office:value-type="string">
            <text:p text:style-name="P101">Pós-Condições</text:p>
          </table:table-cell>
          <table:table-cell table:style-name="Table8.B2" office:value-type="string">
            <text:p text:style-name="P192">Serão exibidos os dados do funcionário</text:p>
          </table:table-cell>
        </table:table-row>
        <table:table-row>
          <table:table-cell table:style-name="Table8.A2" office:value-type="string">
            <text:p text:style-name="P101">Casos de uso Dependentes</text:p>
          </table:table-cell>
          <table:table-cell table:style-name="Table8.B2" office:value-type="string">
            <text:p text:style-name="P178">Não se aplica</text:p>
          </table:table-cell>
        </table:table-row>
      </table:table>
      <text:p text:style-name="P78"/>
      <text:p text:style-name="P91"/>
      <text:p text:style-name="P91"/>
      <text:h text:style-name="P227" text:outline-level="2"><text:soft-page-break/><text:span text:style-name="T123">2.</text:span><text:span text:style-name="T125">5</text:span><text:span text:style-name="T120">. </text:span><text:span text:style-name="T121">Funcionalidade 0</text:span><text:span text:style-name="T124">5</text:span><text:span text:style-name="T121"> </text:span><text:span text:style-name="T122">(Gerenciar </text:span><text:span text:style-name="T124">Usuários</text:span><text:span text:style-name="T122">)</text:span></text:h>
      <text:h text:style-name="P240" text:outline-level="3"><text:span text:style-name="T69">2.</text:span><text:span text:style-name="T94">5</text:span><text:span text:style-name="T67">.</text:span><text:span text:style-name="T69">1. </text:span><text:span text:style-name="T64">Cadastrar </text:span><text:span text:style-name="T93">Usuário</text:span></text:h>
      <text:p text:style-name="P68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04">Caso de uso</text:p>
          </table:table-cell>
          <table:table-cell table:style-name="Table27.B1" office:value-type="string">
            <text:p text:style-name="P111">Cadastrar Usuário</text:p>
          </table:table-cell>
        </table:table-row>
        <table:table-row>
          <table:table-cell table:style-name="Table27.A2" office:value-type="string">
            <text:p text:style-name="P104">Atores Envolvidos</text:p>
          </table:table-cell>
          <table:table-cell table:style-name="Table27.B2" office:value-type="string">
            <text:p text:style-name="P126">Usuário </text:p>
          </table:table-cell>
        </table:table-row>
        <table:table-row>
          <table:table-cell table:style-name="Table27.A2" office:value-type="string">
            <text:p text:style-name="P99"/>
            <text:p text:style-name="P99">Pré-Condições</text:p>
          </table:table-cell>
          <table:table-cell table:style-name="Table27.B2" office:value-type="string">
            <text:p text:style-name="P130"><text:span text:style-name="T64">PR1</text:span>- <text:span text:style-name="T143">O usuário deve estar na tela Gerenciar Usuário.</text:span></text:p>
            <text:p text:style-name="P135"/>
          </table:table-cell>
        </table:table-row>
        <table:table-row>
          <table:table-cell table:style-name="Table27.A2" office:value-type="string">
            <text:p text:style-name="P104"/>
            <text:p text:style-name="P104"/>
            <text:p text:style-name="P104"/>
            <text:p text:style-name="P104"/>
            <text:p text:style-name="P104"/>
            <text:p text:style-name="P104">Fluxo Principal</text:p>
          </table:table-cell>
          <table:table-cell table:style-name="Table27.B2" office:value-type="string">
            <text:p text:style-name="P139"><text:span text:style-name="T64">FP1</text:span>- <text:span text:style-name="T145">O usuário informa seu nome, um login e a senha.</text:span></text:p>
            <text:p text:style-name="P143"/>
            <text:p text:style-name="P143"><text:span text:style-name="T64">FP2</text:span>- <text:s/><text:span text:style-name="T146">O usuário confirma a senha.[RN1]</text:span></text:p>
            <text:p text:style-name="P148"/>
            <text:p text:style-name="P148"><text:span text:style-name="T64">FP3</text:span>- O usuário clica no botão Salvar; <text:span text:style-name="T148">[RN2]</text:span></text:p>
            <text:p text:style-name="P155"/>
            <text:p text:style-name="P155"><text:span text:style-name="T64">FP</text:span><text:span text:style-name="T70">4</text:span>- O sistema verifica na base <text:span text:style-name="T149">de dados </text:span>se <text:span text:style-name="T150">já não há um</text:span> <text:span text:style-name="T187">usuário </text:span>cadastrado <text:span text:style-name="T150">com a mesma senha</text:span>;</text:p>
            <text:p text:style-name="P159"/>
          </table:table-cell>
        </table:table-row>
        <table:table-row>
          <table:table-cell table:style-name="Table27.A2" office:value-type="string">
            <text:p text:style-name="P104">Fluxos Alternativos</text:p>
          </table:table-cell>
          <table:table-cell table:style-name="Table27.B2" office:value-type="string">
            <text:p text:style-name="P155"><text:span text:style-name="T71">AF1</text:span>- Se o <text:span text:style-name="T187">usuário</text:span> já estiver cadastrado <text:span text:style-name="T149">será</text:span> exibida a mensagem: “<text:span text:style-name="T187">Usuário</text:span> já existe!”</text:p>
            <text:p text:style-name="P164"/>
            <text:p text:style-name="P164"><text:span text:style-name="T64">AF</text:span><text:span text:style-name="T71">2</text:span>- Caso o usuário informe um número de <text:span text:style-name="T187">senha </text:span>inferior há <text:span text:style-name="T187">6</text:span> dígitos, <text:span text:style-name="T187">superior a 10 ou que contenha apenas números ou apenas letras</text:span> será exibida a mensagem: “<text:span text:style-name="T187">Senha</text:span> inválid<text:span text:style-name="T187">a</text:span>!” </text:p>
          </table:table-cell>
        </table:table-row>
        <table:table-row>
          <table:table-cell table:style-name="Table27.A2" office:value-type="string">
            <text:p text:style-name="P104"/>
            <text:p text:style-name="P104">Regras de Negócio</text:p>
          </table:table-cell>
          <table:table-cell table:style-name="Table27.B2" office:value-type="string">
            <text:p text:style-name="P148"><text:span text:style-name="T64">RN1</text:span>- <text:span text:style-name="T187">A senha deve possuir no mínimo 6 caracteres(números e letras) e no máximo 10.</text:span></text:p>
            <text:p text:style-name="P169"/>
            <text:p text:style-name="P169"><text:span text:style-name="T64">RN2</text:span>- O <text:span text:style-name="T187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04">Pós-Condições</text:p>
          </table:table-cell>
          <table:table-cell table:style-name="Table27.B2" office:value-type="string">
            <text:p text:style-name="P148">O <text:span text:style-name="T187">usuário</text:span> estará cadastrado.</text:p>
          </table:table-cell>
        </table:table-row>
        <table:table-row>
          <table:table-cell table:style-name="Table27.A2" office:value-type="string">
            <text:p text:style-name="P104">Casos de uso Dependentes</text:p>
          </table:table-cell>
          <table:table-cell table:style-name="Table27.B2" office:value-type="string">
            <text:p text:style-name="P206">Não se aplica.</text:p>
          </table:table-cell>
        </table:table-row>
      </table:table>
      <text:p text:style-name="P79"/>
      <text:p text:style-name="P73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Funcionalidade 06: Gerenciar Produtos </text:p>
      <text:h text:style-name="P237" text:outline-level="3"><text:span text:style-name="T94">2</text:span><text:span text:style-name="T68">.</text:span><text:span text:style-name="T94">6</text:span><text:span text:style-name="T64">. Cadastrar </text:span><text:span text:style-name="T86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2">Caso de uso</text:p>
          </table:table-cell>
          <table:table-cell table:style-name="Table10.B1" office:value-type="string">
            <text:p text:style-name="P110">Cadastrar Produto</text:p>
          </table:table-cell>
        </table:table-row>
        <table:table-row>
          <table:table-cell table:style-name="Table10.A2" office:value-type="string">
            <text:p text:style-name="P102">Atores Envolvidos</text:p>
          </table:table-cell>
          <table:table-cell table:style-name="Table10.B2" office:value-type="string">
            <text:p text:style-name="P125">Usuário </text:p>
          </table:table-cell>
        </table:table-row>
        <table:table-row>
          <table:table-cell table:style-name="Table10.A2" office:value-type="string">
            <text:p text:style-name="P98"/>
            <text:p text:style-name="P98">Pré-Condições</text:p>
          </table:table-cell>
          <table:table-cell table:style-name="Table10.B2" office:value-type="string">
            <text:p text:style-name="P129"><text:span text:style-name="T64">PR1</text:span>- <text:span text:style-name="T143">O usuário deve estar na tela Gerenciar Produtos.</text:span></text:p>
            <text:p text:style-name="P133"/>
          </table:table-cell>
        </table:table-row>
        <table:table-row>
          <table:table-cell table:style-name="Table10.A2" office:value-type="string">
            <text:p text:style-name="P102"/>
            <text:p text:style-name="P102"/>
            <text:p text:style-name="P102"/>
            <text:p text:style-name="P102"/>
            <text:p text:style-name="P102"/>
            <text:p text:style-name="P102">Fluxo Principal</text:p>
          </table:table-cell>
          <table:table-cell table:style-name="Table10.B2" office:value-type="string">
            <text:p text:style-name="P138"><text:span text:style-name="T64">FP1</text:span>- <text:span text:style-name="T145">O usuário clica no botão Novo Produto;</text:span></text:p>
            <text:p text:style-name="P142"/>
            <text:p text:style-name="P142"><text:span text:style-name="T64">FP2</text:span>- <text:s/><text:span text:style-name="T146">O usuário deverá preencher os campos no formulário (descrição, código, preço unitário e categoria )</text:span></text:p>
            <text:p text:style-name="P146"/>
            <text:p text:style-name="P146"><text:span text:style-name="T64">FP3</text:span>- O usuário clica no botão Salvar; <text:span text:style-name="T148">[RN1]</text:span></text:p>
            <text:p text:style-name="P154"/>
            <text:p text:style-name="P154"><text:span text:style-name="T64">FP</text:span><text:span text:style-name="T70">4</text:span>- O sistema verifica na base <text:span text:style-name="T149">de dados </text:span>se <text:span text:style-name="T150">já não há um produto </text:span>cadastrado <text:span text:style-name="T150">com o mesmo código</text:span>;</text:p>
            <text:p text:style-name="P158"/>
          </table:table-cell>
        </table:table-row>
        <table:table-row>
          <table:table-cell table:style-name="Table10.A2" office:value-type="string">
            <text:p text:style-name="P102">Fluxos Alternativos</text:p>
          </table:table-cell>
          <table:table-cell table:style-name="Table10.B2" office:value-type="string">
            <text:p text:style-name="P154"><text:span text:style-name="T71">AF1</text:span>- Se o <text:span text:style-name="T180">produto </text:span>já estiver cadastrado <text:span text:style-name="T149">será</text:span> exibida a mensagem: “<text:span text:style-name="T180">Produto </text:span>já existe!”</text:p>
            <text:p text:style-name="P162"/>
          </table:table-cell>
        </table:table-row>
        <table:table-row>
          <table:table-cell table:style-name="Table10.A2" office:value-type="string">
            <text:p text:style-name="P102"/>
            <text:p text:style-name="P102">Regras de Negócio</text:p>
          </table:table-cell>
          <table:table-cell table:style-name="Table10.B2" office:value-type="string">
            <text:p text:style-name="P146"><text:span text:style-name="T64">RN1</text:span>- O botão Salvar só ficará ativado após serem preenchidos os campos <text:span text:style-name="T180">código e</text:span> <text:span text:style-name="T180">preço unitário</text:span>.</text:p>
            <text:p text:style-name="P168"/>
          </table:table-cell>
        </table:table-row>
        <table:table-row>
          <table:table-cell table:style-name="Table10.A2" office:value-type="string">
            <text:p text:style-name="P102">Pós-Condições</text:p>
          </table:table-cell>
          <table:table-cell table:style-name="Table10.B2" office:value-type="string">
            <text:p text:style-name="P146">O <text:span text:style-name="T180">produto</text:span> estará cadastrado.</text:p>
          </table:table-cell>
        </table:table-row>
        <table:table-row>
          <table:table-cell table:style-name="Table10.A2" office:value-type="string">
            <text:p text:style-name="P102">Casos de uso Dependentes</text:p>
          </table:table-cell>
          <table:table-cell table:style-name="Table10.B2" office:value-type="string">
            <text:p text:style-name="P172">UC <text:span text:style-name="T180">6</text:span>.2, UC <text:span text:style-name="T180">6</text:span>.3, UC <text:span text:style-name="T180">6</text:span>.4</text:p>
          </table:table-cell>
        </table:table-row>
      </table:table>
      <text:p text:style-name="P94"/>
      <text:p text:style-name="P2"/>
      <text:p text:style-name="P2"><text:span text:style-name="T132">2</text:span><text:span text:style-name="T128">.</text:span><text:span text:style-name="T132">6</text:span><text:span text:style-name="T128">.</text:span><text:span text:style-name="T132">1</text:span><text:span text:style-name="T129">. Excluir </text:span><text:span text:style-name="T130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2">Caso de uso</text:p>
          </table:table-cell>
          <table:table-cell table:style-name="Table11.B1" office:value-type="string">
            <text:p text:style-name="P113">Excluir Produto</text:p>
          </table:table-cell>
        </table:table-row>
        <table:table-row>
          <table:table-cell table:style-name="Table11.A2" office:value-type="string">
            <text:p text:style-name="P102">Atores Envolvidos</text:p>
          </table:table-cell>
          <table:table-cell table:style-name="Table11.B2" office:value-type="string">
            <text:p text:style-name="P125">Usuário</text:p>
          </table:table-cell>
        </table:table-row>
        <table:table-row>
          <table:table-cell table:style-name="Table11.A2" office:value-type="string">
            <text:p text:style-name="P102"/>
            <text:p text:style-name="P102"/>
            <text:p text:style-name="P102">Pré-Condições</text:p>
          </table:table-cell>
          <table:table-cell table:style-name="Table11.B2" office:value-type="string">
            <text:p text:style-name="P129"><text:span text:style-name="T64">PR1</text:span>- <text:span text:style-name="T143">O usuário deve estar na tela Gerenciar Produtos;</text:span></text:p>
            <text:p text:style-name="P176"/>
            <text:p text:style-name="P176"><text:span text:style-name="T64">PR2</text:span>- O <text:span text:style-name="T180">produto </text:span>deve <text:span text:style-name="T151">estar</text:span> cadastrado no sistema;</text:p>
          </table:table-cell>
        </table:table-row>
        <table:table-row>
          <table:table-cell table:style-name="Table11.A2" office:value-type="string">
            <text:p text:style-name="P102"/>
            <text:p text:style-name="P102"/>
            <text:p text:style-name="P102"/>
            <text:p text:style-name="P102"/>
            <text:p text:style-name="P102"><text:soft-page-break/></text:p>
            <text:p text:style-name="P102">Fluxo Principal</text:p>
          </table:table-cell>
          <table:table-cell table:style-name="Table11.B2" office:value-type="string">
            <text:p text:style-name="P138"><text:span text:style-name="T64">FP1</text:span>- <text:span text:style-name="T145">O usuário seleciona um dos itens (produto) da lista Produtos Cadastrados;</text:span></text:p>
            <text:p text:style-name="P146"/>
            <text:p text:style-name="P146"><text:span text:style-name="T64">FP</text:span><text:span text:style-name="T72">2</text:span>- O usuário clica no botão <text:span text:style-name="T152">Excluir</text:span>; <text:span text:style-name="T148">[RN1]</text:span></text:p>
            <text:p text:style-name="P154"><text:soft-page-break/></text:p>
            <text:p text:style-name="P154"><text:span text:style-name="T64">FP</text:span><text:span text:style-name="T70">4</text:span>- <text:span text:style-name="T152">Após o usuário clicar no botão Excluir será exibida a mensagem “Tem certeza que deseja excluir este produto? ”</text:span></text:p>
            <text:p text:style-name="P182"/>
            <text:p text:style-name="P182"><text:span text:style-name="T64">FP5</text:span>- O usuário clica no botão <text:span text:style-name="T153">Sim</text:span><text:span text:style-name="T157">,</text:span> o funcionário é excluído e retorna a tela Gerenci<text:span text:style-name="T158">ar Produtos</text:span> <text:span text:style-name="T158">[</text:span><text:span text:style-name="T73">AF1</text:span><text:span text:style-name="T158">]</text:span></text:p>
          </table:table-cell>
        </table:table-row>
        <table:table-row>
          <table:table-cell table:style-name="Table11.A2" office:value-type="string">
            <text:p text:style-name="P102"/>
            <text:p text:style-name="P102">Fluxos Alternativos</text:p>
          </table:table-cell>
          <table:table-cell table:style-name="Table11.B2" office:value-type="string">
            <text:p text:style-name="P154"><text:span text:style-name="T71">AF1</text:span>- <text:span text:style-name="T152">Se o usuário clicar no botão </text:span><text:span text:style-name="T154">Não</text:span><text:span text:style-name="T152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02"/>
            <text:p text:style-name="P102">Regras de Negócio</text:p>
          </table:table-cell>
          <table:table-cell table:style-name="Table11.B2" office:value-type="string">
            <text:p text:style-name="P146"><text:span text:style-name="T64">RN1</text:span>- O botão <text:span text:style-name="T148">Excluir </text:span>só ficará ativado após ser <text:span text:style-name="T148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02">Pós-Condições</text:p>
          </table:table-cell>
          <table:table-cell table:style-name="Table11.B2" office:value-type="string">
            <text:p text:style-name="P151">O <text:span text:style-name="T180">produto</text:span> estará <text:span text:style-name="T152">excluído</text:span></text:p>
          </table:table-cell>
        </table:table-row>
        <table:table-row>
          <table:table-cell table:style-name="Table11.A2" office:value-type="string">
            <text:p text:style-name="P102">Casos de uso Dependentes</text:p>
          </table:table-cell>
          <table:table-cell table:style-name="Table11.B2" office:value-type="string">
            <text:p text:style-name="P179">Não se aplica</text:p>
          </table:table-cell>
        </table:table-row>
      </table:table>
      <text:p text:style-name="P94"/>
      <text:h text:style-name="P237" text:outline-level="3"><text:span text:style-name="T94">2</text:span><text:span text:style-name="T67">.</text:span><text:span text:style-name="T94">6</text:span><text:span text:style-name="T68">.</text:span><text:span text:style-name="T94">2</text:span><text:span text:style-name="T74">. Editar </text:span><text:span text:style-name="T87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2">Caso de uso</text:p>
          </table:table-cell>
          <table:table-cell table:style-name="Table12.B1" office:value-type="string">
            <text:p text:style-name="P115">Editar Produto</text:p>
          </table:table-cell>
        </table:table-row>
        <table:table-row>
          <table:table-cell table:style-name="Table12.A2" office:value-type="string">
            <text:p text:style-name="P102">Atores Envolvidos</text:p>
          </table:table-cell>
          <table:table-cell table:style-name="Table12.B2" office:value-type="string">
            <text:p text:style-name="P125">Usuário </text:p>
          </table:table-cell>
        </table:table-row>
        <table:table-row>
          <table:table-cell table:style-name="Table12.A2" office:value-type="string">
            <text:p text:style-name="P102">Pré-Condições</text:p>
          </table:table-cell>
          <table:table-cell table:style-name="Table12.B2" office:value-type="string">
            <text:p text:style-name="P129"><text:span text:style-name="T64">PR1</text:span>- <text:span text:style-name="T143">O usuário deve estar na tela Gerenciar Produtos;</text:span></text:p>
            <text:p text:style-name="P179"/>
            <text:p text:style-name="P176"><text:span text:style-name="T64">PR2</text:span>- O <text:span text:style-name="T181">produto</text:span> deve <text:span text:style-name="T151">estar</text:span> cadastrado no sistema;</text:p>
          </table:table-cell>
        </table:table-row>
        <table:table-row>
          <table:table-cell table:style-name="Table12.A2" office:value-type="string"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>Fluxo Principal</text:p>
          </table:table-cell>
          <table:table-cell table:style-name="Table12.B2" office:value-type="string">
            <text:p text:style-name="P138"><text:span text:style-name="T64">FP1</text:span>- <text:span text:style-name="T145">O usuário seleciona um dos itens (produto) da lista Produtos Cadastrados;</text:span></text:p>
            <text:p text:style-name="P151"/>
            <text:p text:style-name="P151"><text:span text:style-name="T64">FP</text:span><text:span text:style-name="T72">2</text:span>- O usuário clica no botão <text:span text:style-name="T159">Alterar</text:span>; <text:span text:style-name="T148">[</text:span><text:span text:style-name="T75">RN1</text:span><text:span text:style-name="T148">]</text:span></text:p>
            <text:p text:style-name="P158"/>
            <text:p text:style-name="P154"><text:span text:style-name="T64">FP</text:span><text:span text:style-name="T76">3</text:span>- <text:span text:style-name="T152">Após o usuário clicar no botão Alterar será exibida a mensagem “Tem certeza que deseja editar este produto?”</text:span></text:p>
            <text:p text:style-name="P185"/>
            <text:p text:style-name="P182"><text:span text:style-name="T64">FP</text:span><text:span text:style-name="T76">4</text:span>- O usuário <text:span text:style-name="T159">clica no botão </text:span><text:span text:style-name="T155">Sim</text:span><text:span text:style-name="T159"> e é </text:span>redirecionado para tela de cadastro onde todos os campos já estarão preenchidos; <text:span text:style-name="T159">[</text:span><text:span text:style-name="T77">AF1</text:span><text:span text:style-name="T159">]</text:span></text:p>
            <text:p text:style-name="P187"/>
            <text:p text:style-name="P190"><text:span text:style-name="T64">FP</text:span><text:span text:style-name="T76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02"/>
            <text:p text:style-name="P102"/>
            <text:p text:style-name="P102">Fluxos Alternativos</text:p>
          </table:table-cell>
          <table:table-cell table:style-name="Table12.B2" office:value-type="string">
            <text:p text:style-name="P154"><text:span text:style-name="T71">AF1</text:span>- <text:span text:style-name="T152">Se o usuário clicar no botão </text:span><text:span text:style-name="T154">Não</text:span><text:span text:style-name="T152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02"/>
            <text:p text:style-name="P102">Regras de Negócio</text:p>
          </table:table-cell>
          <table:table-cell table:style-name="Table12.B2" office:value-type="string">
            <text:p text:style-name="P146"><text:span text:style-name="T64">RN1</text:span>- O botão <text:span text:style-name="T159">Alterar </text:span>só ficará ativado após ser <text:span text:style-name="T148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02">Pós-Condições</text:p>
          </table:table-cell>
          <table:table-cell table:style-name="Table12.B2" office:value-type="string">
            <text:p text:style-name="P151">O <text:span text:style-name="T181">produto</text:span> estará <text:span text:style-name="T159">alterado.</text:span></text:p>
          </table:table-cell>
        </table:table-row>
        <table:table-row>
          <table:table-cell table:style-name="Table12.A2" office:value-type="string">
            <text:p text:style-name="P102">Casos de uso Dependentes</text:p>
          </table:table-cell>
          <table:table-cell table:style-name="Table12.B2" office:value-type="string">
            <text:p text:style-name="P179">Não se aplica</text:p>
          </table:table-cell>
        </table:table-row>
      </table:table>
      <text:p text:style-name="P94"/>
      <text:h text:style-name="P237" text:outline-level="3"><text:span text:style-name="T94">2</text:span><text:span text:style-name="T67">.</text:span><text:span text:style-name="T94">6</text:span><text:span text:style-name="T68">.</text:span><text:span text:style-name="T94">3</text:span><text:span text:style-name="T64">. </text:span><text:span text:style-name="T88">Verificar</text:span><text:span text:style-name="T64"> </text:span><text:span text:style-name="T88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02">Caso de uso</text:p>
          </table:table-cell>
          <table:table-cell table:style-name="Table20.B1" office:value-type="string">
            <text:p text:style-name="P118">Verificar Produto</text:p>
          </table:table-cell>
        </table:table-row>
        <table:table-row>
          <table:table-cell table:style-name="Table20.A2" office:value-type="string">
            <text:p text:style-name="P102">Atores Envolvidos</text:p>
          </table:table-cell>
          <table:table-cell table:style-name="Table20.B2" office:value-type="string">
            <text:p text:style-name="P125">Usuário</text:p>
          </table:table-cell>
        </table:table-row>
        <table:table-row>
          <table:table-cell table:style-name="Table20.A2" office:value-type="string">
            <text:p text:style-name="P102"/>
            <text:p text:style-name="P102"/>
            <text:p text:style-name="P102">Pré-Condições</text:p>
          </table:table-cell>
          <table:table-cell table:style-name="Table20.B2" office:value-type="string">
            <text:p text:style-name="P129"><text:span text:style-name="T64">PR1</text:span>- <text:span text:style-name="T143">O usuário deve estar na tela Gerenciar Produtos;</text:span></text:p>
            <text:p text:style-name="P129"/>
            <text:p text:style-name="P176"><text:span text:style-name="T64">PR2</text:span>- O <text:span text:style-name="T181">produto</text:span> deve <text:span text:style-name="T151">estar</text:span> cadastrado no sistema;</text:p>
          </table:table-cell>
        </table:table-row>
        <table:table-row>
          <table:table-cell table:style-name="Table20.A2" office:value-type="string">
            <text:p text:style-name="P102"/>
            <text:p text:style-name="P102"/>
            <text:p text:style-name="P102"/>
            <text:p text:style-name="P102"/>
            <text:p text:style-name="P102"/>
            <text:p text:style-name="P102">Fluxo Principal</text:p>
          </table:table-cell>
          <table:table-cell table:style-name="Table20.B2" office:value-type="string">
            <text:p text:style-name="P138"><text:span text:style-name="T64">FP1</text:span>- <text:span text:style-name="T145">O usuário seleciona um dos itens (produto) da lista Produtos cadastrados;</text:span></text:p>
            <text:p text:style-name="P146"/>
            <text:p text:style-name="P146"><text:span text:style-name="T64">FP</text:span><text:span text:style-name="T72">2</text:span>- O usuário clica <text:span text:style-name="T160">2 vezes no item (produto) selecionado;</text:span></text:p>
            <text:p text:style-name="P158"/>
            <text:p text:style-name="P154"><text:span text:style-name="T64">FP</text:span><text:span text:style-name="T76">3</text:span>- <text:span text:style-name="T152">Após o usuário clicar 2 vezes no item (produto) selecionado será exibida na tela todos os dados do funcionário .</text:span></text:p>
            <text:p text:style-name="P193"/>
            <text:p text:style-name="P193"><text:span text:style-name="T64">FP</text:span><text:span text:style-name="T76">4</text:span>- O usuário clica no botão fechar e retorna para a tela Gerenciar <text:span text:style-name="T181">Produtos</text:span>.</text:p>
          </table:table-cell>
        </table:table-row>
        <table:table-row>
          <table:table-cell table:style-name="Table20.A2" office:value-type="string">
            <text:p text:style-name="P102">Fluxos Alternativos</text:p>
          </table:table-cell>
          <table:table-cell table:style-name="Table20.B2" office:value-type="string">
            <text:p text:style-name="P193">Não se aplica</text:p>
          </table:table-cell>
        </table:table-row>
        <table:table-row>
          <table:table-cell table:style-name="Table20.A2" office:value-type="string">
            <text:p text:style-name="P102">Regras de Negócio</text:p>
          </table:table-cell>
          <table:table-cell table:style-name="Table20.B2" office:value-type="string">
            <text:p text:style-name="P193">Não se aplica</text:p>
          </table:table-cell>
        </table:table-row>
        <table:table-row>
          <table:table-cell table:style-name="Table20.A2" office:value-type="string">
            <text:p text:style-name="P102">Pós-Condições</text:p>
          </table:table-cell>
          <table:table-cell table:style-name="Table20.B2" office:value-type="string">
            <text:p text:style-name="P193">Serão exibidos os dados do <text:span text:style-name="T181">produto</text:span></text:p>
          </table:table-cell>
        </table:table-row>
        <table:table-row>
          <table:table-cell table:style-name="Table20.A2" office:value-type="string">
            <text:p text:style-name="P102">Casos de uso Dependentes</text:p>
          </table:table-cell>
          <table:table-cell table:style-name="Table20.B2" office:value-type="string">
            <text:p text:style-name="P179">Não se aplica</text:p>
          </table:table-cell>
        </table:table-row>
      </table:table>
      <text:p text:style-name="P94"/>
      <text:h text:style-name="P228" text:outline-level="2"><text:span text:style-name="T94">2</text:span><text:span text:style-name="T67">.</text:span><text:span text:style-name="T94">7</text:span><text:span text:style-name="T68">. F</text:span><text:span text:style-name="T84">uncionalidade 0</text:span><text:span text:style-name="T89">7</text:span><text:span text:style-name="T85"> (</text:span><text:span text:style-name="T89">Efetuar vendas</text:span><text:span text:style-name="T85">)</text:span></text:h>
      <text:p text:style-name="P5"><text:span text:style-name="T112">2.7.1.</text:span><text:span text:style-name="T110">G</text:span><text:span text:style-name="T109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02">Caso de uso</text:p>
          </table:table-cell>
          <table:table-cell table:style-name="Table22.B1" office:value-type="string">
            <text:p text:style-name="P121">Efetuar Vendas</text:p>
          </table:table-cell>
        </table:table-row>
        <table:table-row>
          <table:table-cell table:style-name="Table22.A2" office:value-type="string">
            <text:p text:style-name="P102">Atores Envolvidos</text:p>
          </table:table-cell>
          <table:table-cell table:style-name="Table22.B2" office:value-type="string">
            <text:p text:style-name="P125">Usuário <text:span text:style-name="T144">e Cliente</text:span></text:p>
          </table:table-cell>
        </table:table-row>
        <table:table-row>
          <table:table-cell table:style-name="Table22.A2" office:value-type="string">
            <text:p text:style-name="P102">Pré-Condições</text:p>
          </table:table-cell>
          <table:table-cell table:style-name="Table22.B2" office:value-type="string">
            <text:p text:style-name="P203">O usuário deve está na tela Gerenciamento de Vendas.</text:p>
          </table:table-cell>
        </table:table-row>
        <table:table-row>
          <table:table-cell table:style-name="Table22.A2" office:value-type="string">
            <text:p text:style-name="P102"/>
            <text:p text:style-name="P102"/>
            <text:p text:style-name="P102"/>
            <text:p text:style-name="P102"><text:soft-page-break/></text:p>
            <text:p text:style-name="P102"/>
            <text:p text:style-name="P102">Fluxo Principal</text:p>
          </table:table-cell>
          <table:table-cell table:style-name="Table22.B2" office:value-type="string">
            <text:p text:style-name="P134"><text:span text:style-name="T64">PR1</text:span>- <text:span text:style-name="T143">O cliente seleciona os produtos.</text:span></text:p>
            <text:p text:style-name="P200"><text:span text:style-name="T64">PR2-</text:span>O usuário seleciona o produto e a quantidade dos produtos que o cliente deseja.</text:p>
            <text:p text:style-name="P200"><text:soft-page-break/><text:span text:style-name="T64">PR3-</text:span> O usuário clica no botão <text:span text:style-name="T64">Adicionar</text:span>.</text:p>
            <text:p text:style-name="P200"><text:span text:style-name="T64">PR4-</text:span> O usuário informa a data da compra e seleciona a forma de pagamento e o nome do cliente.<text:span text:style-name="T91">[AF1]</text:span></text:p>
            <text:p text:style-name="P200"><text:span text:style-name="T64">PR5-</text:span> O usuário informa o valor total <text:span text:style-name="T185">que é gerado automaticamente</text:span>.</text:p>
            <text:p text:style-name="P200"><text:span text:style-name="T64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02"/>
            <text:p text:style-name="P102"/>
            <text:p text:style-name="P102">Fluxos Alternativos</text:p>
          </table:table-cell>
          <table:table-cell table:style-name="Table22.B2" office:value-type="string">
            <text:p text:style-name="P201"/>
            <text:p text:style-name="P162"><text:span text:style-name="T64">AF</text:span><text:span text:style-name="T90">1</text:span>- Caso <text:span text:style-name="T184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02"/>
            <text:p text:style-name="P102">Regras de Negócio</text:p>
          </table:table-cell>
          <table:table-cell table:style-name="Table22.B2" office:value-type="string">
            <text:p text:style-name="P146"><text:span text:style-name="T64">RN1</text:span>- O botão “<text:span text:style-name="T185">Finalizar Compra”</text:span> só ficará ativado após serem <text:span text:style-name="T185">selecionados</text:span> <text:span text:style-name="T179">o nome do cliente e a forma de pagamento.</text:span></text:p>
          </table:table-cell>
        </table:table-row>
        <table:table-row>
          <table:table-cell table:style-name="Table22.A2" office:value-type="string">
            <text:p text:style-name="P102">Pós-Condições</text:p>
          </table:table-cell>
          <table:table-cell table:style-name="Table22.B2" office:value-type="string">
            <text:p text:style-name="P203">A compra estará efetuada.</text:p>
          </table:table-cell>
        </table:table-row>
        <table:table-row>
          <table:table-cell table:style-name="Table22.A2" office:value-type="string">
            <text:p text:style-name="P102">Casos de uso Dependentes</text:p>
          </table:table-cell>
          <table:table-cell table:style-name="Table22.B2" office:value-type="string">
            <text:p text:style-name="P207">U.C 2.9.1</text:p>
          </table:table-cell>
        </table:table-row>
      </table:table>
      <text:p text:style-name="P94"/>
      <text:h text:style-name="P229" text:outline-level="2"><text:span text:style-name="T94">2</text:span><text:span text:style-name="T67">.</text:span><text:span text:style-name="T94">8</text:span><text:span text:style-name="T68">. F</text:span><text:span text:style-name="T84">uncionalidade 0</text:span><text:span text:style-name="T85">8 (Gerenciar Clientes)</text:span></text:h>
      <text:h text:style-name="P238" text:outline-level="3"><text:bookmark-start text:name="__RefHeading__3502_808421346"/><text:span text:style-name="T138">2</text:span><text:span text:style-name="T135">.</text:span><text:span text:style-name="T138">8</text:span><text:span text:style-name="T135">.</text:span><text:span text:style-name="T134">1. Cadastrar </text:span><text:span text:style-name="T136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1">Caso de uso</text:p>
          </table:table-cell>
          <table:table-cell table:style-name="Table13.B1" office:value-type="string">
            <text:p text:style-name="P109">Cadastrar Cliente</text:p>
          </table:table-cell>
        </table:table-row>
        <table:table-row>
          <table:table-cell table:style-name="Table13.A2" office:value-type="string">
            <text:p text:style-name="P101">Atores Envolvidos</text:p>
          </table:table-cell>
          <table:table-cell table:style-name="Table13.B2" office:value-type="string">
            <text:p text:style-name="P124">Usuário <text:span text:style-name="T144">e Cliente</text:span></text:p>
          </table:table-cell>
        </table:table-row>
        <table:table-row>
          <table:table-cell table:style-name="Table13.A2" office:value-type="string">
            <text:p text:style-name="P101">Pré-Condições</text:p>
          </table:table-cell>
          <table:table-cell table:style-name="Table13.B2" office:value-type="string">
            <text:p text:style-name="P132"><text:span text:style-name="T64">PR1</text:span>- <text:span text:style-name="T143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01"/>
            <text:p text:style-name="P101"/>
            <text:p text:style-name="P101"/>
            <text:p text:style-name="P101"/>
            <text:p text:style-name="P101"/>
            <text:p text:style-name="P101">Fluxo Principal</text:p>
          </table:table-cell>
          <table:table-cell table:style-name="Table13.B2" office:value-type="string">
            <text:p text:style-name="P137"><text:span text:style-name="T64">FP1</text:span>- <text:span text:style-name="T145">O usuário clica no botão Novo Cliente;</text:span></text:p>
            <text:p text:style-name="P137"/>
            <text:p text:style-name="P141"><text:span text:style-name="T64">FP2</text:span>- <text:s/><text:span text:style-name="T146">O usuário deverá preencher os campos no formulário(nome, CPF, telefone, sexo, data nascimento, endereço</text:span> <text:span text:style-name="T147">(Rua/av., Número, Bairro, Complemento, Cidade)) [</text:span><text:span text:style-name="T78">RN2</text:span><text:span text:style-name="T146">]</text:span></text:p>
            <text:p text:style-name="P145"/>
            <text:p text:style-name="P145"><text:span text:style-name="T64">FP3</text:span>- O usuário clica no botão Salvar; <text:span text:style-name="T148">[</text:span><text:span text:style-name="T75">RN1</text:span><text:span text:style-name="T148">]</text:span></text:p>
            <text:p text:style-name="P153"/>
            <text:p text:style-name="P153"><text:span text:style-name="T64">FP</text:span><text:span text:style-name="T70">4</text:span>- O sistema verifica na base <text:span text:style-name="T149">de dados </text:span>se <text:span text:style-name="T150">já não há um</text:span> <text:span text:style-name="T164">cliente </text:span>cadastrado <text:span text:style-name="T150">com o mesmo CPF</text:span>;</text:p>
          </table:table-cell>
        </table:table-row>
        <table:table-row>
          <table:table-cell table:style-name="Table13.A2" office:value-type="string">
            <text:p text:style-name="P101"/>
            <text:p text:style-name="P101"/>
            <text:p text:style-name="P101">Fluxos Alternativos</text:p>
          </table:table-cell>
          <table:table-cell table:style-name="Table13.B2" office:value-type="string">
            <text:p text:style-name="P153"><text:span text:style-name="T71">AF1</text:span>- Se o <text:span text:style-name="T164">cliente </text:span>já estiver cadastrado <text:span text:style-name="T149">será</text:span> exibida a mensagem: “<text:span text:style-name="T164">Cliente </text:span>já existe!”</text:p>
            <text:p text:style-name="P153"/>
            <text:p text:style-name="P161"><text:span text:style-name="T64">AF</text:span><text:span text:style-name="T71">2</text:span>- Caso o usuário informe um número de C<text:span text:style-name="T164">PF</text:span> inferior há <text:span text:style-name="T163">11 </text:span>dígitos será exibida a mensagem: “C<text:span text:style-name="T164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01"/>
            <text:p text:style-name="P101">Regras de Negócio</text:p>
          </table:table-cell>
          <table:table-cell table:style-name="Table13.B2" office:value-type="string">
            <text:p text:style-name="P145"><text:span text:style-name="T64">RN1</text:span>- O botão Salvar só ficará ativado após serem preenchidos <text:span text:style-name="T179">todos os campos</text:span></text:p>
            <text:p text:style-name="P145"/>
            <text:p text:style-name="P167"><text:span text:style-name="T64">RN2</text:span>- O <text:span text:style-name="T179">CPF </text:span>deve conter <text:span text:style-name="T163">11</text:span> dígitos.</text:p>
          </table:table-cell>
        </table:table-row>
        <table:table-row>
          <table:table-cell table:style-name="Table13.A2" office:value-type="string">
            <text:p text:style-name="P101">Pós-Condições</text:p>
          </table:table-cell>
          <table:table-cell table:style-name="Table13.B2" office:value-type="string">
            <text:p text:style-name="P150">O <text:span text:style-name="T179">cliente</text:span> estará cadastrado.</text:p>
          </table:table-cell>
        </table:table-row>
        <table:table-row>
          <table:table-cell table:style-name="Table13.A2" office:value-type="string">
            <text:p text:style-name="P101">Casos de uso Dependentes</text:p>
          </table:table-cell>
          <table:table-cell table:style-name="Table13.B2" office:value-type="string">
            <text:p text:style-name="P173">UC <text:span text:style-name="T189">8</text:span>.<text:span text:style-name="T189">2</text:span>, UC <text:span text:style-name="T189">8</text:span>.<text:span text:style-name="T189">3</text:span>, UC <text:span text:style-name="T189">8</text:span>.4</text:p>
          </table:table-cell>
        </table:table-row>
      </table:table>
      <text:p text:style-name="P89"/>
      <text:p text:style-name="P89"/>
      <text:h text:style-name="P236" text:outline-level="3"><text:bookmark-start text:name="__RefHeading__3504_808421346"/><text:span text:style-name="T188">2.8.2</text:span>. <text:span text:style-name="T147">Excluir</text:span> <text:span text:style-name="T147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1">Caso de uso</text:p>
          </table:table-cell>
          <table:table-cell table:style-name="Table14.B1" office:value-type="string">
            <text:p text:style-name="P112">Excluir Cliente</text:p>
          </table:table-cell>
        </table:table-row>
        <table:table-row>
          <table:table-cell table:style-name="Table14.A2" office:value-type="string">
            <text:p text:style-name="P101">Atores Envolvidos</text:p>
          </table:table-cell>
          <table:table-cell table:style-name="Table14.B2" office:value-type="string">
            <text:p text:style-name="P124">Usuário</text:p>
          </table:table-cell>
        </table:table-row>
        <table:table-row>
          <table:table-cell table:style-name="Table14.A2" office:value-type="string">
            <text:p text:style-name="P101"/>
            <text:p text:style-name="P101">Pré-Condições</text:p>
          </table:table-cell>
          <table:table-cell table:style-name="Table14.B2" office:value-type="string">
            <text:p text:style-name="P128"><text:span text:style-name="T64">PR1</text:span>- <text:span text:style-name="T143">O usuário deve estar na tela Gerenciar Clientes;</text:span></text:p>
            <text:p text:style-name="P128"/>
            <text:p text:style-name="P175"><text:span text:style-name="T64">PR2</text:span>- O <text:span text:style-name="T179">cliente</text:span> deve <text:span text:style-name="T151">estar</text:span> cadastrado no sistema;</text:p>
          </table:table-cell>
        </table:table-row>
        <table:table-row>
          <table:table-cell table:style-name="Table14.A2" office:value-type="string">
            <text:p text:style-name="P101"/>
            <text:p text:style-name="P101"/>
            <text:p text:style-name="P101"/>
            <text:p text:style-name="P101"/>
            <text:p text:style-name="P101"/>
            <text:p text:style-name="P101">Fluxo Principal</text:p>
          </table:table-cell>
          <table:table-cell table:style-name="Table14.B2" office:value-type="string">
            <text:p text:style-name="P137"><text:span text:style-name="T64">FP1</text:span>- <text:span text:style-name="T145">O usuário seleciona um dos itens (cliente) da lista Clientes cadastrados;</text:span></text:p>
            <text:p text:style-name="P137"/>
            <text:p text:style-name="P145"><text:span text:style-name="T64">FP</text:span><text:span text:style-name="T72">2</text:span>- O usuário clica no botão <text:span text:style-name="T152">Excluir</text:span>;<text:span text:style-name="T148">[</text:span><text:span text:style-name="T75">RN1</text:span><text:span text:style-name="T148">]</text:span></text:p>
            <text:p text:style-name="P153"/>
            <text:p text:style-name="P153"><text:span text:style-name="T64">FP</text:span><text:span text:style-name="T81">3</text:span>- <text:span text:style-name="T152">Após o usuário clicar no botão Excluir será exibida a mensagem “ Tem certeza que deseja excluir este cliente? ”</text:span></text:p>
            <text:p text:style-name="P181"/>
            <text:p text:style-name="P181"><text:span text:style-name="T64">FP</text:span><text:span text:style-name="T81">4</text:span>- O usuário clica no botão Sim e o <text:span text:style-name="T179">cliente </text:span>é exclu<text:span text:style-name="T144">í</text:span>do e retorna a tela Gerenci<text:span text:style-name="T158">ar Clientes.[</text:span><text:span text:style-name="T73">AF1</text:span><text:span text:style-name="T158">]</text:span></text:p>
          </table:table-cell>
        </table:table-row>
        <table:table-row>
          <table:table-cell table:style-name="Table14.A2" office:value-type="string">
            <text:p text:style-name="P101"/>
            <text:p text:style-name="P101"/>
            <text:p text:style-name="P101">Fluxos Alternativos</text:p>
          </table:table-cell>
          <table:table-cell table:style-name="Table14.B2" office:value-type="string">
            <text:p text:style-name="P153"><text:span text:style-name="T71">AF1</text:span>- <text:span text:style-name="T152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01"/>
            <text:p text:style-name="P101">Regras de Negócio</text:p>
          </table:table-cell>
          <table:table-cell table:style-name="Table14.B2" office:value-type="string">
            <text:p text:style-name="P145">RN1- O botão <text:span text:style-name="T148">Excluir </text:span>só ficará ativado após ser <text:span text:style-name="T148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01">Pós-Condições</text:p>
          </table:table-cell>
          <table:table-cell table:style-name="Table14.B2" office:value-type="string">
            <text:p text:style-name="P150">O <text:span text:style-name="T179">cliente </text:span>estará <text:span text:style-name="T152">excluído</text:span></text:p>
          </table:table-cell>
        </table:table-row>
        <table:table-row>
          <table:table-cell table:style-name="Table14.A2" office:value-type="string">
            <text:p text:style-name="P101">Casos de uso Dependentes</text:p>
          </table:table-cell>
          <table:table-cell table:style-name="Table14.B2" office:value-type="string">
            <text:p text:style-name="P178">Não se aplica</text:p>
          </table:table-cell>
        </table:table-row>
      </table:table>
      <text:p text:style-name="P93"/>
      <text:p text:style-name="P93"/>
      <text:h text:style-name="P238" text:outline-level="3"><text:bookmark-start text:name="__RefHeading__3506_808421346"/><text:span text:style-name="T138">2.8.3</text:span><text:span text:style-name="T134">. </text:span><text:span text:style-name="T136">Editar</text:span><text:span text:style-name="T134"> </text:span><text:span text:style-name="T136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1">Caso de uso</text:p>
          </table:table-cell>
          <table:table-cell table:style-name="Table15.B1" office:value-type="string">
            <text:p text:style-name="P114">Editar Clientes</text:p>
          </table:table-cell>
        </table:table-row>
        <table:table-row>
          <table:table-cell table:style-name="Table15.A2" office:value-type="string">
            <text:p text:style-name="P101">Atores Envolvidos</text:p>
          </table:table-cell>
          <table:table-cell table:style-name="Table15.B2" office:value-type="string">
            <text:p text:style-name="P124">Usuário <text:span text:style-name="T144">e Cliente</text:span></text:p>
          </table:table-cell>
        </table:table-row>
        <table:table-row>
          <table:table-cell table:style-name="Table15.A2" office:value-type="string">
            <text:p text:style-name="P101">Pré-Condições</text:p>
          </table:table-cell>
          <table:table-cell table:style-name="Table15.B2" office:value-type="string">
            <text:p text:style-name="P128"><text:span text:style-name="T64">PR1</text:span>- <text:span text:style-name="T143">O usuário deve estar na tela Gerenciar </text:span><text:soft-page-break/><text:span text:style-name="T143">Clientes;</text:span></text:p>
            <text:p text:style-name="P132"/>
            <text:p text:style-name="P175"><text:span text:style-name="T64">PR2</text:span>- O <text:span text:style-name="T179">clientes </text:span>deve <text:span text:style-name="T151">estar</text:span> cadastrado no sistema;</text:p>
          </table:table-cell>
        </table:table-row>
        <table:table-row>
          <table:table-cell table:style-name="Table15.A2" office:value-type="string">
            <text:p text:style-name="P101"/>
            <text:p text:style-name="P101"/>
            <text:p text:style-name="P101">Fluxo Principal</text:p>
          </table:table-cell>
          <table:table-cell table:style-name="Table15.B2" office:value-type="string">
            <text:p text:style-name="P137"><text:span text:style-name="T64">FP1</text:span>- <text:span text:style-name="T145">O usuário seleciona um dos itens (clientes) da lista Clientes cadastrados;</text:span></text:p>
            <text:p text:style-name="P137"/>
            <text:p text:style-name="P145"><text:span text:style-name="T64">FP</text:span><text:span text:style-name="T72">2</text:span>- O usuário clica no botão <text:span text:style-name="T159">Alterar</text:span>; <text:span text:style-name="T148">[</text:span><text:span text:style-name="T75">RN1</text:span><text:span text:style-name="T148">]</text:span></text:p>
            <text:p text:style-name="P153"/>
            <text:p text:style-name="P153"><text:span text:style-name="T64">FP</text:span><text:span text:style-name="T81">3</text:span>- <text:span text:style-name="T152">Após o usuário clicar no botão Alterar será exibida a mensagem “Tem certeza que deseja editar este cliente?”</text:span></text:p>
            <text:p text:style-name="P181"/>
            <text:p text:style-name="P181"><text:span text:style-name="T64">FP</text:span><text:span text:style-name="T81">4</text:span>- O usuário <text:span text:style-name="T159">clica no botão Sim e é </text:span>redirecionado para tela de cadastro onde todos os campos já estarão preenchidos; <text:span text:style-name="T159">[</text:span><text:span text:style-name="T77">AF1</text:span><text:span text:style-name="T159">]</text:span></text:p>
            <text:p text:style-name="P189"/>
            <text:p text:style-name="P189"><text:span text:style-name="T64">FP6</text:span>- O usuário altera os dados que ele deseja e clica no botão Salvar;</text:p>
            <text:p text:style-name="P153"/>
          </table:table-cell>
        </table:table-row>
        <table:table-row>
          <table:table-cell table:style-name="Table15.A2" office:value-type="string">
            <text:p text:style-name="P101"/>
            <text:p text:style-name="P101">Fluxos Alternativos</text:p>
          </table:table-cell>
          <table:table-cell table:style-name="Table15.B2" office:value-type="string">
            <text:p text:style-name="P198"><text:span text:style-name="T71">AF1</text:span>- <text:span text:style-name="T152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01"/>
            <text:p text:style-name="P101">Regras de Negócio</text:p>
          </table:table-cell>
          <table:table-cell table:style-name="Table15.B2" office:value-type="string">
            <text:p text:style-name="P145"><text:span text:style-name="T64">RN1</text:span>- O botão <text:span text:style-name="T159">Alterar </text:span>só ficará ativado após ser <text:span text:style-name="T148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01">Pós-Condições</text:p>
          </table:table-cell>
          <table:table-cell table:style-name="Table15.B2" office:value-type="string">
            <text:p text:style-name="P150">O <text:span text:style-name="T179">cliente </text:span>estará <text:span text:style-name="T159">alterado.</text:span></text:p>
          </table:table-cell>
        </table:table-row>
        <table:table-row>
          <table:table-cell table:style-name="Table15.A2" office:value-type="string">
            <text:p text:style-name="P101">Casos de uso Dependentes</text:p>
          </table:table-cell>
          <table:table-cell table:style-name="Table15.B2" office:value-type="string">
            <text:p text:style-name="P178">Não se aplica</text:p>
          </table:table-cell>
        </table:table-row>
      </table:table>
      <text:p text:style-name="P89"/>
      <text:p text:style-name="P89"/>
      <text:h text:style-name="P236" text:outline-level="3"><text:bookmark-start text:name="__RefHeading__3508_808421346"/><text:span text:style-name="T188">2.8.4</text:span>. <text:span text:style-name="T147">Consultar</text:span> <text:span text:style-name="T147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1">Caso de uso</text:p>
          </table:table-cell>
          <table:table-cell table:style-name="Table16.B1" office:value-type="string">
            <text:p text:style-name="P117">Consultar Cliente</text:p>
          </table:table-cell>
        </table:table-row>
        <table:table-row>
          <table:table-cell table:style-name="Table16.A2" office:value-type="string">
            <text:p text:style-name="P101">Atores Envolvidos</text:p>
          </table:table-cell>
          <table:table-cell table:style-name="Table16.B2" office:value-type="string">
            <text:p text:style-name="P124">Usuário</text:p>
          </table:table-cell>
        </table:table-row>
        <table:table-row>
          <table:table-cell table:style-name="Table16.A2" office:value-type="string">
            <text:p text:style-name="P101"/>
            <text:p text:style-name="P101">Pré-Condições</text:p>
          </table:table-cell>
          <table:table-cell table:style-name="Table16.B2" office:value-type="string">
            <text:p text:style-name="P128"><text:span text:style-name="T64">PR1</text:span>- <text:span text:style-name="T143">O usuário deve estar na tela Gerenciar Clientes;</text:span></text:p>
            <text:p text:style-name="P128"/>
            <text:p text:style-name="P175"><text:span text:style-name="T64">PR2</text:span>- O <text:span text:style-name="T179">cliente</text:span> deve <text:span text:style-name="T151">estar</text:span> cadastrado no sistema;</text:p>
          </table:table-cell>
        </table:table-row>
        <table:table-row>
          <table:table-cell table:style-name="Table16.A2" office:value-type="string">
            <text:p text:style-name="P101"/>
            <text:p text:style-name="P101"/>
            <text:p text:style-name="P101"/>
            <text:p text:style-name="P101"/>
            <text:p text:style-name="P101"/>
            <text:p text:style-name="P101">Fluxo Principal</text:p>
          </table:table-cell>
          <table:table-cell table:style-name="Table16.B2" office:value-type="string">
            <text:p text:style-name="P137"><text:span text:style-name="T64">FP1</text:span>- <text:span text:style-name="T145">O usuário seleciona um dos itens “cliente” da lista Clientes Cadastrados;</text:span></text:p>
            <text:p text:style-name="P137"/>
            <text:p text:style-name="P145"><text:span text:style-name="T64">FP</text:span><text:span text:style-name="T72">2</text:span>- O usuário clica <text:span text:style-name="T160">2 vezes no item “cliente”selecionado;</text:span></text:p>
            <text:p text:style-name="P153"/>
            <text:p text:style-name="P153"><text:span text:style-name="T64">FP</text:span><text:span text:style-name="T81">3</text:span>- <text:span text:style-name="T152">Após o usuário clicar 2 vezes no item </text:span><text:soft-page-break/><text:span text:style-name="T152">“cliente” selecionado será exibida na tela todos os dados do cliente.</text:span></text:p>
            <text:p text:style-name="P194"/>
            <text:p text:style-name="P194"><text:span text:style-name="T64">FP</text:span><text:span text:style-name="T81">4</text:span>- O usuário clica no botão fechar e retorna para a tela Gerenciar <text:span text:style-name="T179">clientes</text:span>.</text:p>
            <text:p text:style-name="P153"/>
          </table:table-cell>
        </table:table-row>
        <table:table-row>
          <table:table-cell table:style-name="Table16.A2" office:value-type="string">
            <text:p text:style-name="P101">Fluxos Alternativos</text:p>
          </table:table-cell>
          <table:table-cell table:style-name="Table16.B2" office:value-type="string">
            <text:p text:style-name="P192">Não se aplica</text:p>
          </table:table-cell>
        </table:table-row>
        <table:table-row>
          <table:table-cell table:style-name="Table16.A2" office:value-type="string">
            <text:p text:style-name="P101">Regras de Negócio</text:p>
          </table:table-cell>
          <table:table-cell table:style-name="Table16.B2" office:value-type="string">
            <text:p text:style-name="P192">Não se aplica</text:p>
          </table:table-cell>
        </table:table-row>
        <table:table-row>
          <table:table-cell table:style-name="Table16.A2" office:value-type="string">
            <text:p text:style-name="P101">Pós-Condições</text:p>
          </table:table-cell>
          <table:table-cell table:style-name="Table16.B2" office:value-type="string">
            <text:p text:style-name="P192">Serão exibidos os dados do <text:span text:style-name="T179">cliente</text:span></text:p>
          </table:table-cell>
        </table:table-row>
        <table:table-row>
          <table:table-cell table:style-name="Table16.A2" office:value-type="string">
            <text:p text:style-name="P101">Casos de uso Dependentes</text:p>
          </table:table-cell>
          <table:table-cell table:style-name="Table16.B2" office:value-type="string">
            <text:p text:style-name="P178">Não se aplica</text:p>
          </table:table-cell>
        </table:table-row>
      </table:table>
      <text:p text:style-name="P89"/>
      <text:h text:style-name="P230" text:outline-level="2"><text:span text:style-name="T200">2</text:span><text:span text:style-name="T201">.</text:span><text:span text:style-name="T200">9</text:span><text:span text:style-name="T202">. F</text:span><text:span text:style-name="T203">uncionalidade 0</text:span><text:span text:style-name="T204">9</text:span><text:span text:style-name="T205"> (</text:span><text:span text:style-name="T204">Realizar</text:span><text:span text:style-name="T206"> </text:span><text:span text:style-name="T204">entregas</text:span><text:span text:style-name="T205">)</text:span></text:h>
      <text:p text:style-name="P6"><text:span text:style-name="T112">2.9.1. </text:span><text:span text:style-name="T110">G</text:span><text:span text:style-name="T109">erenciar </text:span><text:span text:style-name="T111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03">Caso de uso</text:p>
          </table:table-cell>
          <table:table-cell table:style-name="Table26.B1" office:value-type="string">
            <text:p text:style-name="P122">Realizar entregas</text:p>
          </table:table-cell>
        </table:table-row>
        <table:table-row>
          <table:table-cell table:style-name="Table26.A2" office:value-type="string">
            <text:p text:style-name="P103">Atores Envolvidos</text:p>
          </table:table-cell>
          <table:table-cell table:style-name="Table26.B2" office:value-type="string">
            <text:p text:style-name="P203">Recepcionista, motorista e Cliente</text:p>
          </table:table-cell>
        </table:table-row>
        <table:table-row>
          <table:table-cell table:style-name="Table26.A2" office:value-type="string">
            <text:p text:style-name="P103">Pré-Condições</text:p>
          </table:table-cell>
          <table:table-cell table:style-name="Table26.B2" office:value-type="string">
            <text:p text:style-name="P203">O usuário deve está na tela Gerenci<text:span text:style-name="T186">ar entregas</text:span>.</text:p>
          </table:table-cell>
        </table:table-row>
        <table:table-row>
          <table:table-cell table:style-name="Table26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>Fluxo Principal</text:p>
          </table:table-cell>
          <table:table-cell table:style-name="Table26.B2" office:value-type="string">
            <text:p text:style-name="P134"><text:span text:style-name="T64">PR1</text:span>- <text:span text:style-name="T143">O seleciona o cliente, condutor e o veículo.</text:span></text:p>
            <text:p text:style-name="P200"><text:span text:style-name="T64">PR2-</text:span>O <text:span text:style-name="T186">usuário informa o endereço onde serão entregues os produtos(Rua/Av, número, bairro, cidade e complemento)</text:span>.</text:p>
            <text:p text:style-name="P200"><text:span text:style-name="T64">PR3-</text:span> O usuário clica no botão <text:span text:style-name="T92">Salvar</text:span>.</text:p>
            <text:p text:style-name="P200"><text:span text:style-name="T64">PR4-</text:span> <text:span text:style-name="T186">A recepcionista encaminha os produtos ao motorista. </text:span></text:p>
            <text:p text:style-name="P200"><text:span text:style-name="T64">PR5-</text:span> O <text:span text:style-name="T186">motorista realiza a entrega.[</text:span><text:span text:style-name="T92">AF1]</text:span></text:p>
            <text:p text:style-name="P200"><text:span text:style-name="T64">PR6-</text:span> O cliente <text:span text:style-name="T186">assina a nota de entrega.</text:span></text:p>
            <text:p text:style-name="P204"><text:span text:style-name="T64">PR7-</text:span> Entrega finalizada.</text:p>
          </table:table-cell>
        </table:table-row>
        <table:table-row>
          <table:table-cell table:style-name="Table26.A2" office:value-type="string">
            <text:p text:style-name="P103"/>
            <text:p text:style-name="P103"/>
            <text:p text:style-name="P103">Fluxos Alternativos</text:p>
          </table:table-cell>
          <table:table-cell table:style-name="Table26.B2" office:value-type="string">
            <text:p text:style-name="P202"/>
            <text:p text:style-name="P163"><text:span text:style-name="T64">AF</text:span><text:span text:style-name="T90">1</text:span>- Caso <text:span text:style-name="T186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03"/>
            <text:p text:style-name="P103">Regras de Negócio</text:p>
          </table:table-cell>
          <table:table-cell table:style-name="Table26.B2" office:value-type="string">
            <text:p text:style-name="P147"><text:span text:style-name="T64">RN1</text:span>- O botão “<text:span text:style-name="T186">Salvar”</text:span> só ficará ativado após <text:span text:style-name="T186">o preenchimento de todos os campos.</text:span></text:p>
            <text:p text:style-name="P205"><text:span text:style-name="T64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03">Pós-Condições</text:p>
          </table:table-cell>
          <table:table-cell table:style-name="Table26.B2" office:value-type="string">
            <text:p text:style-name="P203">A <text:span text:style-name="T186">entrega estará efetuada.</text:span></text:p>
          </table:table-cell>
        </table:table-row>
        <table:table-row>
          <table:table-cell table:style-name="Table26.A2" office:value-type="string">
            <text:p text:style-name="P103">Casos de uso Dependentes</text:p>
          </table:table-cell>
          <table:table-cell table:style-name="Table26.B2" office:value-type="string">
            <text:p text:style-name="P204">Não se aplica.</text:p>
          </table:table-cell>
        </table:table-row>
      </table:table>
      <text:p text:style-name="P95"/>
      <text:p text:style-name="P92"/>
      <text:p text:style-name="P92"/>
      <text:p text:style-name="P92">Funcionalidade 10: Gerenciar Estoque</text:p>
      <text:p text:style-name="P1"><text:soft-page-break/><text:span text:style-name="T132">2.10</text:span><text:span text:style-name="T129"> </text:span><text:span text:style-name="T131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1">Caso de uso</text:p>
          </table:table-cell>
          <table:table-cell table:style-name="Table23.B1" office:value-type="string">
            <text:p text:style-name="P119">Verificar Estoque</text:p>
          </table:table-cell>
        </table:table-row>
        <table:table-row>
          <table:table-cell table:style-name="Table23.A2" office:value-type="string">
            <text:p text:style-name="P101">Atores Envolvidos</text:p>
          </table:table-cell>
          <table:table-cell table:style-name="Table23.B2" office:value-type="string">
            <text:p text:style-name="P124">Usuário</text:p>
          </table:table-cell>
        </table:table-row>
        <table:table-row>
          <table:table-cell table:style-name="Table23.A2" office:value-type="string">
            <text:p text:style-name="P101"/>
            <text:p text:style-name="P101"/>
            <text:p text:style-name="P101">Pré-Condições</text:p>
          </table:table-cell>
          <table:table-cell table:style-name="Table23.B2" office:value-type="string">
            <text:p text:style-name="P128"><text:span text:style-name="T64">PR1</text:span>- <text:span text:style-name="T143">O usuário deve estar na tela Gerenciar Estoque;</text:span></text:p>
            <text:p text:style-name="P175"/>
          </table:table-cell>
        </table:table-row>
        <table:table-row>
          <table:table-cell table:style-name="Table23.A2" office:value-type="string">
            <text:p text:style-name="P101"/>
            <text:p text:style-name="P101"/>
            <text:p text:style-name="P101">Fluxo Principal</text:p>
          </table:table-cell>
          <table:table-cell table:style-name="Table23.B2" office:value-type="string">
            <text:p text:style-name="P137"><text:span text:style-name="T64">FP1</text:span>- <text:span text:style-name="T145">O usuário seleciona digita o nome do produto no campo Buscar Produto;</text:span></text:p>
            <text:p text:style-name="P145"/>
            <text:p text:style-name="P145"><text:span text:style-name="T64">FP</text:span><text:span text:style-name="T72">2</text:span>- <text:span text:style-name="T182">É exibida na tela todas as informações do produto. </text:span></text:p>
            <text:p text:style-name="P153"/>
          </table:table-cell>
        </table:table-row>
        <table:table-row>
          <table:table-cell table:style-name="Table23.A2" office:value-type="string">
            <text:p text:style-name="P101"/>
            <text:p text:style-name="P101">Fluxos Alternativos</text:p>
          </table:table-cell>
          <table:table-cell table:style-name="Table23.B2" office:value-type="string">
            <text:p text:style-name="P120">AF1- <text:span text:style-name="T168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01"/>
            <text:p text:style-name="P101">Regras de Negócio</text:p>
          </table:table-cell>
          <table:table-cell table:style-name="Table23.B2" office:value-type="string">
            <text:p text:style-name="P120">RN1- <text:span text:style-name="T168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01">Pós-Condições</text:p>
          </table:table-cell>
          <table:table-cell table:style-name="Table23.B2" office:value-type="string">
            <text:p text:style-name="P199">As informações do produto são exibidas</text:p>
          </table:table-cell>
        </table:table-row>
        <table:table-row>
          <table:table-cell table:style-name="Table23.A2" office:value-type="string">
            <text:p text:style-name="P101">Casos de uso Dependentes</text:p>
          </table:table-cell>
          <table:table-cell table:style-name="Table23.B2" office:value-type="string">
            <text:p text:style-name="P178">Não se aplica</text:p>
          </table:table-cell>
        </table:table-row>
      </table:table>
      <text:p text:style-name="P89"/>
      <text:p text:style-name="P67"><text:span text:style-name="T37">3</text:span><text:span text:style-name="T36">. Protótipos de telas</text:span></text:p>
      <text:p text:style-name="P36">Menu Principal</text:p>
      <text:p text:style-name="P50"><draw:frame draw:style-name="fr7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2"><text:soft-page-break/>Tela de Login</text:p>
      <text:p text:style-name="P57"><draw:frame draw:style-name="fr4" draw:name="Imagem23" text:anchor-type="paragraph" svg:width="12.203cm" svg:height="6.283cm" draw:z-index="18"><draw:image xlink:href="Pictures/10000201000001C8000000E14595131A.png" xlink:type="simple" xlink:show="embed" xlink:actuate="onLoad"/></draw:frame></text:p>
      <text:p text:style-name="P50"/>
      <text:p text:style-name="P50"><text:span text:style-name="T102">Gerenciamento de Clientes</text:span></text:p>
      <text:p text:style-name="P61"><draw:frame draw:style-name="fr8" draw:name="Imagem4" text:anchor-type="paragraph" svg:x="-1.535cm" svg:y="-0.083cm" svg:width="20.07cm" svg:height="11.55cm" draw:z-index="5"><draw:image xlink:href="Pictures/10000201000003150000019D70B41EC2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><text:soft-page-break/>Cadastro de Clientes</text:p>
      <text:p text:style-name="P58"><draw:frame draw:style-name="fr4" draw:name="Imagem24" text:anchor-type="paragraph" svg:width="20.195cm" svg:height="12.476cm" draw:z-index="29"><draw:image xlink:href="Pictures/100002010000033000000208E58EAFEA.png" xlink:type="simple" xlink:show="embed" xlink:actuate="onLoad"/></draw:frame>Gerenciamento de Fornecedores</text:p>
      <text:p text:style-name="P58"><draw:frame draw:style-name="fr4" draw:name="Imagem12" text:anchor-type="paragraph" svg:width="20.057cm" svg:height="11.285cm" draw:z-index="38"><draw:image xlink:href="Pictures/10000201000003150000019DD3585A47.png" xlink:type="simple" xlink:show="embed" xlink:actuate="onLoad"/></draw:frame></text:p>
      <text:p text:style-name="P58"><text:soft-page-break/>Cadastro de Fornecedores</text:p>
      <text:p text:style-name="P58"><draw:frame draw:style-name="fr3" draw:name="Imagem17" text:anchor-type="paragraph" svg:x="-1.371cm" svg:y="-0.032cm" svg:width="20.07cm" svg:height="11.55cm" draw:z-index="12"><draw:image xlink:href="Pictures/100002010000027F000001EE596EC4F3.png" xlink:type="simple" xlink:show="embed" xlink:actuate="onLoad"/></draw:frame></text:p>
      <text:p text:style-name="P58">Gerenciamento de Funcionários</text:p>
      <text:p text:style-name="P58"><draw:frame draw:style-name="fr4" draw:name="Imagem13" text:anchor-type="paragraph" svg:width="20.07cm" svg:height="11.55cm" draw:z-index="8"><draw:image xlink:href="Pictures/10000201000003150000019DC084458C.png" xlink:type="simple" xlink:show="embed" xlink:actuate="onLoad"/></draw:frame></text:p>
      <text:p text:style-name="P58"><text:soft-page-break/>Cadastro de Funcionários</text:p>
      <text:p text:style-name="P54"><draw:frame draw:style-name="fr4" draw:name="Imagem10" text:anchor-type="paragraph" svg:width="20.07cm" svg:height="11.55cm" draw:z-index="6"><draw:image xlink:href="Pictures/1000020100000330000002081631A58A.png" xlink:type="simple" xlink:show="embed" xlink:actuate="onLoad"/></draw:frame></text:p>
      <text:p text:style-name="P60">Gerenciamento de Vendas</text:p>
      <text:p text:style-name="P58"><draw:frame draw:style-name="fr4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8"><text:soft-page-break/>Cadastro de Vendas</text:p>
      <text:p text:style-name="P51"><draw:frame draw:style-name="fr4" draw:name="Imagem14" text:anchor-type="paragraph" svg:width="20.07cm" svg:height="11.55cm" draw:z-index="9"><draw:image xlink:href="Pictures/1000020100000358000001D2B2ECABF8.png" xlink:type="simple" xlink:show="embed" xlink:actuate="onLoad"/></draw:frame></text:p>
      <text:p text:style-name="P60">Gerenciamento de Compras</text:p>
      <text:p text:style-name="P58"><draw:frame draw:style-name="fr4" draw:name="Imagem6" text:anchor-type="paragraph" svg:width="20.07cm" svg:height="11.55cm" draw:z-index="3"><draw:image xlink:href="Pictures/100002010000035800000197BF2C0FF7.png" xlink:type="simple" xlink:show="embed" xlink:actuate="onLoad"/></draw:frame></text:p>
      <text:p text:style-name="P58"><text:soft-page-break/>Cadastro de Compras</text:p>
      <text:p text:style-name="P54"><draw:frame draw:style-name="fr4" draw:name="Imagem15" text:anchor-type="paragraph" svg:width="20.07cm" svg:height="11.55cm" draw:z-index="10"><draw:image xlink:href="Pictures/100002010000035800000197BF2C0FF7.png" xlink:type="simple" xlink:show="embed" xlink:actuate="onLoad"/></draw:frame></text:p>
      <text:p text:style-name="P60">Gerenciamento de Estoque</text:p>
      <text:p text:style-name="P59"><draw:frame draw:style-name="fr4" draw:name="Imagem7" text:anchor-type="paragraph" svg:width="20.07cm" svg:height="11.55cm" draw:z-index="4"><draw:image xlink:href="Pictures/10000201000003150000019DAF5556CC.png" xlink:type="simple" xlink:show="embed" xlink:actuate="onLoad"/></draw:frame></text:p>
      <text:p text:style-name="P59"><text:soft-page-break/>Cadastro de Estoque</text:p>
      <text:p text:style-name="P55"><draw:frame draw:style-name="fr3" draw:name="Imagem19" text:anchor-type="paragraph" svg:x="-0.198cm" svg:y="0cm" svg:width="17.337cm" svg:height="10.105cm" draw:z-index="14"><draw:image xlink:href="Pictures/10000201000001FB00000176D9EF7BD1.png" xlink:type="simple" xlink:show="embed" xlink:actuate="onLoad"/></draw:frame></text:p>
      <text:p text:style-name="P55"/>
      <text:p text:style-name="P58">Cadastro de Produtos</text:p>
      <text:p text:style-name="P58"><draw:frame draw:style-name="fr4" draw:name="Imagem11" text:anchor-type="paragraph" svg:width="20.07cm" svg:height="10.084cm" draw:z-index="7"><draw:image xlink:href="Pictures/10000201000003300000015A8783C5D5.png" xlink:type="simple" xlink:show="embed" xlink:actuate="onLoad"/></draw:frame></text:p>
      <text:p text:style-name="P58"/>
      <text:p text:style-name="P58"/>
      <text:p text:style-name="P58"><text:soft-page-break/>Gerenciamento de Entregas</text:p>
      <text:p text:style-name="P216"><draw:frame draw:style-name="fr4" draw:name="Imagem16" text:anchor-type="paragraph" svg:width="20.07cm" svg:height="11.55cm" draw:z-index="11"><draw:image xlink:href="Pictures/1000020100000358000001A160D4D2E9.png" xlink:type="simple" xlink:show="embed" xlink:actuate="onLoad"/></draw:frame>Cadastro de Entregas</text:p>
      <text:p text:style-name="P59"><draw:frame draw:style-name="fr4" draw:name="Imagem21" text:anchor-type="paragraph" svg:width="20.07cm" svg:height="11.55cm" draw:z-index="16"><draw:image xlink:href="Pictures/1000020100000358000001A160D4D2E9.png" xlink:type="simple" xlink:show="embed" xlink:actuate="onLoad"/></draw:frame></text:p>
      <text:p text:style-name="P59"><text:soft-page-break/>Gerenciamento de Veículos</text:p>
      <text:p text:style-name="P56"><draw:frame draw:style-name="fr4" draw:name="Imagem18" text:anchor-type="paragraph" svg:width="20.07cm" svg:height="11.55cm" draw:z-index="13"><draw:image xlink:href="Pictures/10000201000003150000019D87D4D7BA.png" xlink:type="simple" xlink:show="embed" xlink:actuate="onLoad"/></draw:frame></text:p>
      <text:p text:style-name="P59">Cadastro de Veículos</text:p>
      <text:p text:style-name="P62"><draw:frame draw:style-name="fr3" draw:name="Imagem20" text:anchor-type="paragraph" svg:x="-1.157cm" svg:y="-0.123cm" svg:width="19.629cm" svg:height="11.139cm" draw:z-index="15"><draw:image xlink:href="Pictures/100002010000029E000001FAFF5ACB50.png" xlink:type="simple" xlink:show="embed" xlink:actuate="onLoad"/></draw:frame><text:soft-page-break/>Relatórios</text:p>
      <text:p text:style-name="P47"><draw:frame draw:style-name="fr4" draw:name="Imagem22" text:anchor-type="paragraph" svg:width="20.264cm" svg:height="10.423cm" draw:z-index="17"><draw:image xlink:href="Pictures/1000020100000358000001A1249910B9.png" xlink:type="simple" xlink:show="embed" xlink:actuate="onLoad"/></draw:frame><text:span text:style-name="T54">4</text:span><text:span text:style-name="T53">. Documentação Técnica</text:span><text:span text:style-name="T55"><text:line-break/></text:span><text:span text:style-name="T56">4</text:span><text:span text:style-name="T8">.1. Modelo Lógico do Banco de Dados (na 3FN) - (Victor Felipe)</text:span><text:span text:style-name="T15"><text:line-break/></text:span><text:span text:style-name="T9">4</text:span><text:span text:style-name="T8">.2. Diagrama Lógico orientado à objetos (Diagrama de Classes UML) da camada de Lógica do Negócio (Domain Model) - (Victor Felipe)</text:span><text:span text:style-name="T15"><text:line-break/></text:span><text:span text:style-name="T28">4</text:span><text:span text:style-name="T25">.3. Descrição da Arquitetura de Software</text:span></text:p>
      <text:p text:style-name="P49"><text:span text:style-name="T18">A arquitetura a ser utilizada para o desenvolvimento do software será o padrão de arquitetura MVC (Model-View-Controller) que divide a representação da informação da interação do usuário com o software. Segundo </text:span><text:span text:style-name="T21">[7]</text:span><text:span text:style-name="T18">, </text:span><text:span text:style-name="T21">dentre </text:span><text:span text:style-name="T19">as vantagens </text:span><text:span text:style-name="T21">pode-se citar:</text:span></text:p>
      <text:list xml:id="list8606794231731174646" text:style-name="L2">
        <text:list-item>
          <text:p text:style-name="P217">Separação muito clara entre as camadas de visualização e regras de negócios; </text:p>
        </text:list-item>
        <text:list-item>
          <text:p text:style-name="P220">Manutenção do sistema se torna mais fácil; </text:p>
        </text:list-item>
        <text:list-item>
          <text:p text:style-name="P211">Reaproveitamento de código,</text:p>
        </text:list-item>
        <text:list-item>
          <text:p text:style-name="P212">Melhor organização da arquitetura do projeto.</text:p>
        </text:list-item>
        <text:list-item>
          <text:p text:style-name="P211"><text:span text:style-name="T7">Torna a aplicação escalável.</text:span><text:span text:style-name="T6"><text:line-break/></text:span></text:p>
        </text:list-item>
      </text:list>
      <text:p text:style-name="P3"/>
      <text:p text:style-name="P3"/>
      <text:p text:style-name="P3"/>
      <text:p text:style-name="P3"/>
      <text:p text:style-name="P213"/>
      <text:p text:style-name="P49"><text:soft-page-break/><text:span text:style-name="T28">4</text:span><text:span text:style-name="T25">.4.</text:span><text:span text:style-name="T10"> </text:span><text:span text:style-name="T30">Diagrama de Pacotes</text:span></text:p>
      <text:p text:style-name="P48"><draw:frame draw:style-name="fr3" draw:name="Imagem8" text:anchor-type="paragraph" svg:x="0.429cm" svg:y="0.06cm" svg:width="16.06cm" svg:height="8.89cm" draw:z-index="39"><draw:image xlink:href="Pictures/10000000000002AF00000173B1FA83AF.png" xlink:type="simple" xlink:show="embed" xlink:actuate="onLoad"/></draw:frame></text:p>
      <text:p text:style-name="P48"><text:span text:style-name="T11">4</text:span><text:span text:style-name="T10">.5.</text:span><text:span text:style-name="T30"> Diagrama de Sequência</text:span></text:p>
      <text:p text:style-name="P43"><text:span text:style-name="T12">4.5.1.</text:span><text:span text:style-name="T32"> Caso de Uso – Autenticação de Usuários.</text:span></text:p>
      <text:p text:style-name="P44"><draw:frame draw:style-name="fr9" draw:name="Imagem28" text:anchor-type="paragraph" svg:width="17cm" svg:height="8.105cm" draw:z-index="34"><draw:image xlink:href="Pictures/100000000000035E0000019B0E845B58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text:span text:style-name="T13">4.5.2. </text:span><text:span text:style-name="T33">Caso de Uso –</text:span><text:span text:style-name="T17"> </text:span><text:span text:style-name="T34">Registrar </text:span><text:span text:style-name="T33">Venda</text:span></text:p>
      <text:p text:style-name="P45"><draw:frame draw:style-name="fr9" draw:name="Imagem29" text:anchor-type="paragraph" svg:width="17cm" svg:height="9.703cm" draw:z-index="35"><draw:image xlink:href="Pictures/100000000000029F0000017F2F3582DE.png" xlink:type="simple" xlink:show="embed" xlink:actuate="onLoad"/></draw:frame></text:p>
      <text:p text:style-name="P45"><text:span text:style-name="T13">4.5.3.</text:span><text:span text:style-name="T33"> Caso de Uso – </text:span><text:span text:style-name="T34">Registrar </text:span><text:span text:style-name="T33">Entregas</text:span></text:p>
      <text:p text:style-name="P46"><draw:frame draw:style-name="fr1" draw:name="Imagem30" text:anchor-type="paragraph" svg:width="17cm" svg:height="9.913cm" draw:z-index="36"><draw:image xlink:href="Pictures/100000000000029B00000185F124CDCB.png" xlink:type="simple" xlink:show="embed" xlink:actuate="onLoad"/></draw:frame></text:p>
      <text:p text:style-name="P46"/>
      <text:p text:style-name="P46"/>
      <text:p text:style-name="P46"/>
      <text:p text:style-name="P46"/>
      <text:p text:style-name="P46"><text:soft-page-break/><text:span text:style-name="T14">4.5.4. </text:span><text:span text:style-name="T35">Caso de Uso – Cadastrar Produtos</text:span></text:p>
      <text:p text:style-name="P46"><draw:frame draw:style-name="fr9" draw:name="Imagem31" text:anchor-type="paragraph" svg:width="17cm" svg:height="9.848cm" draw:z-index="37"><draw:image xlink:href="Pictures/100000000000029C000001834DF7B98B.png" xlink:type="simple" xlink:show="embed" xlink:actuate="onLoad"/></draw:frame></text:p>
      <text:p text:style-name="P46"><text:span text:style-name="T31">4</text:span><text:span text:style-name="T25">.6. Definição das tecnologias que serão utilizadas na implementação (Java, JDBC, Swing, etc...)</text:span></text:p>
      <text:p text:style-name="P22"><text:span text:style-name="T193">Java: </text:span><text:span text:style-name="T172">A linguagem utilizada na programação do sistema será o Java, pelo fato de ser uma linguagem de programação orientada a objetos, e conforme </text:span><text:span text:style-name="T194">Gonçalves</text:span><text:span text:style-name="T195">(),</text:span><text:span text:style-name="T173"> possui portabilidade que facilita muito a distribuição do sistema, além de ser a linguagem com mais adeptos, segundo o </text:span><text:span text:style-name="T196">TIOBE </text:span><text:span text:style-name="T197">(2016),</text:span><text:span text:style-name="T173"> no mundo para o desenvolvimento de aplicações em multiplataformas. </text:span></text:p>
      <text:p text:style-name="P29"><draw:frame draw:style-name="fr1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64">Figura 1</text:span> – Índice de utilização das Linguagens de Programação </text:p>
      <text:p text:style-name="P24"><text:span text:style-name="T64">Fonte:</text:span> TIOBE 2016</text:p>
      <text:p text:style-name="P24"/>
      <text:p text:style-name="P69"><text:span text:style-name="T48">JavaSE</text:span><text:span text:style-name="T52">:</text:span><text:span text:style-name="T4"> </text:span><text:span text:style-name="T49">O JavaSE ( Java Standard Edition) é uma ferramenta para a plataforma java que permite a criação e execução de aplicações, incluindo </text:span><text:span text:style-name="T50">a </text:span><text:a xlink:type="simple" xlink:href="https://pt.wikipedia.org/wiki/Máquina_virtual_Java"><text:span text:style-name="T142">máquina virtual Java</text:span></text:a><text:span text:style-name="T51"> </text:span><text:span text:style-name="T50">(JVM), o </text:span><text:a xlink:type="simple" xlink:href="https://pt.wikipedia.org/wiki/Javac"><text:span text:style-name="T142">compilador Java</text:span></text:a><text:span text:style-name="T50">, as </text:span><text:a xlink:type="simple" xlink:href="https://pt.wikipedia.org/wiki/API"><text:span text:style-name="T142">APIs</text:span></text:a><text:span text:style-name="T51"> </text:span><text:span text:style-name="T50">do Java e outras ferramentas. </text:span></text:p>
      <text:p text:style-name="P208"><text:soft-page-break/>Segundo <text:span text:style-name="T199">[5]</text:span> o <text:span text:style-name="T191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8"/>
      <text:p text:style-name="P18"><text:span text:style-name="T190">4</text:span>.7. Definição do ambiente ALM (IDE, controle de versão, gerenciamento de projetos, bugs, ferramentas case, etc...)</text:p>
      <text:p text:style-name="P20"/>
      <text:p text:style-name="P20"><text:span text:style-name="T190">4</text:span>.7.1. IDE</text:p>
      <text:p text:style-name="P37">A IDE a ser utilizada será o NetBeans 8.0.1, pois permite o desenvolvimento ágil e fácil de aplicações desktop e web, e por ser uma ferramenta gratuita e open-source. </text:p>
      <text:p text:style-name="P209"><text:span text:style-name="T15">As vantagens citadas, segundo o </text:span><text:span text:style-name="T20">[4]</text:span><text:span text:style-name="T15">, tem-se o </text:span><text:span text:style-name="T5"> </text:span><text:span text:style-name="T22">suporte a  várias linguagens, incluindo Java, C/C++, XML, HTML, PHP, Groovy, Javadoc, JavaScript e JSP. Como o editor é extensível, pode-se acrescentar suporte para muitas outras linguagens. </text:span><text:span text:style-name="T23">A estruturação dos arquivos do projeto também permitem uma melhor manutenibilidade e organização das suas pastas e arquivos de aplicações. Uma outra vantagem é a instalação do </text:span><text:span text:style-name="T24">N</text:span><text:span text:style-name="T23">etBeans que é suportado pelos Sistemas Operacionais Windows, Mac e Linux.</text:span></text:p>
      <text:p text:style-name="P20"/>
      <text:p text:style-name="P20"><text:span text:style-name="T190">4.</text:span>7.2. Controle de Versão</text:p>
      <text:p text:style-name="P34">A ferramenta <text:span text:style-name="T103">utilizada para</text:span> controle de versão será o <text:span text:style-name="T103">Git, por ser um sistema distribuído e, conforme [2], possuir maiores vantagens tanto para desenvolvedores quanto para gerentes de projetos. Dentre as vantagens apresentáveis estão controle de histórico e contribuição, possibilidade de trabalhar com vários desenvolvedores, permite trabalhar em funcionalidades específicas do projeto (</text:span><text:span text:style-name="T101">branches</text:span><text:span text:style-name="T103">), reporte e discussão de </text:span><text:span text:style-name="T101">bugs </text:span><text:span text:style-name="T105">(</text:span><text:span text:style-name="T101">issues</text:span><text:span text:style-name="T105">), além de outras funcionalidades.</text:span></text:p>
      <text:p text:style-name="P34"/>
      <text:p text:style-name="P20"><text:span text:style-name="T190">4</text:span>.7.3. SGBD</text:p>
      <text:p text:style-name="P21"><text:span text:style-name="T190">4</text:span>.7.4. Ferramentas Case</text:p>
      <text:p text:style-name="P77"><text:span text:style-name="T45">As ferramentas para a modelagem d</text:span><text:span text:style-name="T46">os diagramas foram o ArgoUML e o Astah Professional. </text:span><text:span text:style-name="T44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4"> </text:span></text:p>
      <text:p text:style-name="P71"><text:span text:style-name="T192"><text:tab/>Segundo </text:span><text:span text:style-name="T171">[1]</text:span><text:span text:style-name="T192">, o</text:span>utras funcionalidades interessantes encontradas no ArgoUML são:</text:p>
      <text:list xml:id="list5511558625170976299" text:style-name="L3">
        <text:list-item>
          <text:p text:style-name="P218">Compatibilidade com o padrão XMI: permite-lhe utilizar modelos criados com o UML em outros programas.</text:p>
        </text:list-item>
        <text:list-item>
          <text:p text:style-name="P219">Estrutura modular para a engenharia reversa.</text:p>
        </text:list-item>
        <text:list-item>
          <text:p text:style-name="P219">Produção de códigos para Java, C , PHP4 e PHP5.</text:p>
        </text:list-item>
      </text:list>
      <text:p text:style-name="P70"><text:soft-page-break/><text:span text:style-name="T41"><text:tab/></text:span><text:span text:style-name="T43">O <text:s/>Astah Professional também é uma ferramenta de modelagem UML. Ele foi utilizado devido a sua </text:span><text:span text:style-name="T42">portabilidade, podendo ser utilizado em qualquer plataforma que possui JVM(Máquina Virtual <text:s/>Java),assim como em plataformas Windows, Mac e Linux. </text:span><text:span text:style-name="T47">É uma ferramenta fácil para quem está iniciando, mas também suficientemente eficiente para projetar sistemas complexos. <text:s/></text:span><text:span text:style-name="T41"><text:line-break/></text:span></text:p>
      <text:p text:style-name="P70"><text:span text:style-name="T39">3</text:span><text:span text:style-name="T38">.</text:span><text:span text:style-name="T40">8</text:span><text:span text:style-name="T38">. Diagrama de Implantação </text:span><text:span text:style-name="T40">e Componentes</text:span></text:p>
      <text:p text:style-name="P26"><draw:frame draw:style-name="fr3" draw:name="Imagem27" text:anchor-type="paragraph" svg:x="4.256cm" svg:y="0cm" svg:width="8.043cm" svg:height="10.054cm" draw:z-index="33"><draw:image xlink:href="Pictures/10000000000001300000017C1F2708A7.png" xlink:type="simple" xlink:show="embed" xlink:actuate="onLoad"/></draw:frame></text:p>
      <text:p text:style-name="P38"><text:span text:style-name="T54">5</text:span><text:span text:style-name="T53">. Repositório no GitHub<text:line-break/></text:span><text:span text:style-name="T57">5</text:span><text:span text:style-name="T15">.1. Organização das pastas<text:line-break/></text:span><text:span text:style-name="T16">5</text:span><text:span text:style-name="T15">.2. Divisão e gerenciamento das tarefas no Issues<text:line-break/></text:span><text:span text:style-name="T16">5</text:span><text:span text:style-name="T15">.3. Colaboração dos membros (Versões/Commits)<text:line-break/><text:line-break/></text:span><text:span text:style-name="T30">Referências</text:span><text:span text:style-name="T15"><text:line-break/></text:span></text:p>
      <text:p text:style-name="P31">[1] Argouml. Disponível em: <text:a xlink:type="simple" xlink:href="https://argouml.br.uptodown.com/"><text:span text:style-name="T156">https://argouml.br.uptodown.com</text:span></text:a><text:span text:style-name="T192">. </text:span>Acessado em 24 Nov. 2016.</text:p>
      <text:p text:style-name="P28"/>
      <text:p text:style-name="P28"><text:span text:style-name="T104">[2] </text:span><text:span text:style-name="T97">D</text:span><text:span text:style-name="T98">ias, André Felipe (2016). </text:span><text:span text:style-name="T66">Vantagens e Desvantagens do Controle de Versão Distribuído</text:span><text:span text:style-name="T98">. Disponível em: </text:span><text:a xlink:type="simple" xlink:href="https://blog.pronus.io/posts/vantagens-e-desvantagens-do-controle-de-versao-distribuido/"><text:span text:style-name="T98">https://blog.pronus.io/posts/vantagens-e-desvantagens-do-controle-de-versao-distribuido/</text:span></text:a><text:span text:style-name="T98">. Acessado em 19 Out. 2016.</text:span></text:p>
      <text:p text:style-name="P27"/>
      <text:p text:style-name="P27"/>
      <text:p text:style-name="P27"><text:soft-page-break/><text:span text:style-name="T99">[3] </text:span><text:span text:style-name="T97">Gonçalves, Otávio. </text:span><text:span text:style-name="T65">Por que Java?</text:span><text:span text:style-name="T97">. Disponível em: </text:span><text:a xlink:type="simple" xlink:href="http://www.devmedia.com.br/por-que-java/20384"><text:span text:style-name="T97">http://www.devmedia.com.br/por-que-</text:span></text:a><text:a xlink:type="simple" xlink:href="http://www.devmedia.com.br/por-que-java/20384"><text:span text:style-name="T97">java/20384</text:span></text:a><text:span text:style-name="T97">. Acessado em 18 Out. 2016.</text:span></text:p>
      <text:p text:style-name="P35"/>
      <text:p text:style-name="P32"><text:span text:style-name="T198">[4] NetBeans, </text:span><text:span text:style-name="T64">NetBeans IDE – </text:span><text:span text:style-name="T95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31"/>
      <text:p text:style-name="P33">[5] NetBeans. <text:span text:style-name="T64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31"><text:s/></text:p>
      <text:p text:style-name="P30"><text:span text:style-name="T99">[</text:span><text:span text:style-name="T100">6</text:span><text:span text:style-name="T99">] </text:span><text:span text:style-name="T96">TIOBE. </text:span><text:span text:style-name="T64">TIOBE Index for October 2016</text:span><text:span text:style-name="T96">. Disponível em: </text:span><text:a xlink:type="simple" xlink:href="http://www.tiobe.com/tiobe-index/"><text:span text:style-name="T96">http://www.tiobe.com/tiobe-index/</text:span></text:a><text:span text:style-name="T96">. Acessado em 19 Out. 2016 <text:s/></text:span></text:p>
      <text:p text:style-name="P25"/>
      <text:p text:style-name="P65">[7] Protocolo TI. <text:span text:style-name="T64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1M16S</meta:editing-duration>
    <meta:editing-cycles>3</meta:editing-cycles>
    <meta:generator>LibreOffice/4.2.8.2$Linux_x86 LibreOffice_project/420m0$Build-2</meta:generator>
    <dc:date>2016-11-24T22:39:21.163155685</dc:date>
    <meta:document-statistic meta:table-count="25" meta:image-count="40" meta:object-count="0" meta:page-count="44" meta:paragraph-count="657" meta:word-count="4940" meta:character-count="31522" meta:non-whitespace-character-count="27175"/>
  </office:meta>
</office:document-meta>
</file>